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Gothic" svg:font-family="'MS PGothic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style:font-size-asian="10pt" style:font-size-complex="10pt"/>
    </style:style>
    <style:style style:name="P2" style:family="paragraph" style:parent-style-name="Standard">
      <style:text-properties style:font-name="Arial" fo:font-size="14pt" style:font-size-asian="14pt" style:font-size-complex="14pt"/>
    </style:style>
    <style:style style:name="P3" style:family="paragraph" style:parent-style-name="Standard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4" style:family="paragraph" style:parent-style-name="Standard">
      <style:text-properties fo:color="#00ae00" style:font-name="Arial" fo:font-size="10pt" style:font-size-asian="10pt" style:font-size-complex="10pt"/>
    </style:style>
    <style:style style:name="P5" style:family="paragraph" style:parent-style-name="Standard">
      <style:text-properties fo:color="#ff0000" style:font-name="Arial" fo:font-size="10pt" style:font-size-asian="10pt" style:font-size-complex="10pt"/>
    </style:style>
    <style:style style:name="P6" style:family="paragraph" style:parent-style-name="Standard">
      <style:text-properties style:use-window-font-color="true" style:font-name="Arial" fo:font-size="10pt" style:font-size-asian="10pt" style:font-size-complex="10pt"/>
    </style:style>
    <style:style style:name="P7" style:family="paragraph" style:parent-style-name="Standard">
      <style:text-properties style:use-window-font-color="true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rial" fo:font-size="10pt" style:font-size-asian="10pt" style:font-size-complex="10pt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rial" fo:font-size="10pt" style:font-name-asian="Courier New" style:font-size-asian="10pt" style:font-name-complex="Courier New" style:font-size-complex="10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Courier New" fo:font-size="10pt" style:font-name-asian="Courier New" style:font-size-asian="10pt" style:font-name-complex="Courier New" style:font-size-complex="10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Arial" fo:font-size="10pt" style:font-name-asian="Courier New" style:font-size-asian="10pt" style:font-name-complex="Courier New" style:font-size-complex="10pt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ff0000" style:font-name="Courier New" fo:font-size="10pt" style:font-name-asian="Courier New" style:font-size-asian="10pt" style:font-name-complex="Courier New" style:font-size-complex="10pt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0pt" style:font-name-asian="Courier New" style:font-size-asian="10pt" style:font-name-complex="Courier New" style:font-size-complex="10pt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b3b3b3" style:font-name="Arial" fo:font-size="10pt" style:font-name-asian="Courier New" style:font-size-asian="10pt" style:font-name-complex="Courier New" style:font-size-complex="10pt"/>
    </style:style>
    <style:style style:name="P17" style:family="paragraph" style:parent-style-name="Text_20_body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Arial" fo:font-size="10pt" style:font-name-asian="Courier New" style:font-size-asian="10pt" style:font-name-complex="Courier New" style:font-size-complex="10pt"/>
    </style:style>
    <style:style style:name="P18" style:family="paragraph" style:parent-style-name="Text_20_body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0pt" style:font-name-asian="Courier New" style:font-size-asian="10pt" style:font-name-complex="Courier New" style:font-size-complex="10pt"/>
    </style:style>
    <style:style style:name="P19" style:family="paragraph" style:parent-style-name="Text_20_body">
      <style:text-properties style:font-name="Arial" fo:font-size="10pt" style:font-size-asian="10pt" style:font-size-complex="10pt"/>
    </style:style>
    <style:style style:name="P20" style:family="paragraph" style:parent-style-name="Text_20_body">
      <style:text-properties style:font-name="Arial" fo:font-size="14pt" style:font-size-asian="14pt" style:font-size-complex="14pt"/>
    </style:style>
    <style:style style:name="P21" style:family="paragraph" style:parent-style-name="Heading_20_1">
      <style:text-properties style:font-name="Arial" fo:font-size="14pt" style:font-size-asian="14pt" style:font-size-complex="14pt"/>
    </style:style>
    <style:style style:name="P22" style:family="paragraph" style:parent-style-name="Standard">
      <style:text-properties fo:color="#00ae00" style:font-name="Arial" fo:font-size="10pt" style:font-size-asian="10pt" style:font-size-complex="10pt"/>
    </style:style>
    <style:style style:name="P23" style:family="paragraph" style:parent-style-name="Standard">
      <style:text-properties fo:color="#00ae00" style:font-name="Arial" fo:font-size="10pt" style:font-size-asian="10pt" style:font-size-complex="10pt"/>
    </style:style>
    <style:style style:name="P24" style:family="paragraph" style:parent-style-name="Standard">
      <style:text-properties style:font-name="Arial" fo:font-size="10pt" style:font-size-asian="10pt" style:font-size-complex="10pt"/>
    </style:style>
    <style:style style:name="P25" style:family="paragraph" style:parent-style-name="Standard">
      <style:text-properties style:font-name="Arial" fo:font-size="10pt" style:font-size-asian="10pt" style:font-size-complex="10pt"/>
    </style:style>
    <style:style style:name="P26" style:family="paragraph" style:parent-style-name="Text_20_body">
      <style:text-properties fo:color="#00ae00" style:font-name="Arial" fo:font-size="10pt" style:font-size-asian="10pt" style:font-size-complex="10pt"/>
    </style:style>
    <style:style style:name="P27" style:family="paragraph" style:parent-style-name="Text_20_body">
      <style:text-properties style:font-name="Arial" fo:font-size="10pt" style:font-size-asian="10pt" style:font-size-complex="10pt"/>
    </style:style>
    <style:style style:name="T1" style:family="text">
      <style:text-properties style:font-name-asian="Courier New" style:font-name-complex="Courier New"/>
    </style:style>
    <style:style style:name="T2" style:family="text">
      <style:text-properties fo:color="#00ae00"/>
    </style:style>
    <style:style style:name="T3" style:family="text">
      <style:text-properties fo:color="#00ae00" style:font-name-asian="Courier New" style:font-name-complex="Courier New"/>
    </style:style>
    <style:style style:name="T4" style:family="text">
      <style:text-properties fo:color="#7f0055" fo:font-weight="bold" style:font-weight-asian="bold" style:font-weight-complex="bold"/>
    </style:style>
    <style:style style:name="T5" style:family="text">
      <style:text-properties fo:color="#000000"/>
    </style:style>
    <style:style style:name="T6" style:family="text">
      <style:text-properties fo:color="#000000" fo:font-weight="bold" style:font-weight-asian="bold" style:font-weight-complex="bold"/>
    </style:style>
    <style:style style:name="T7" style:family="text">
      <style:text-properties fo:color="#0000c0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use-window-font-color="true"/>
    </style:style>
    <style:style style:name="T10" style:family="text">
      <style:text-properties style:use-window-font-color="true" style:font-name-asian="Courier New" style:font-name-complex="Courier New"/>
    </style:style>
    <style:style style:name="T11" style:family="text">
      <style:text-properties fo:color="#ff950e" fo:font-weight="bold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Dodanie routingu:</text:p>
      <text:p text:style-name="P1">src/Application/ShopBundle/Resources/config/routing.yml</text:p>
      <text:p text:style-name="P1"/>
      <text:p text:style-name="P3">application_shop_order:</text:p>
      <text:p text:style-name="P14"><text:s text:c="4"/>resource: "@ApplicationShopBundle/Resources/config/routing/order.yml"</text:p>
      <text:p text:style-name="P14"><text:s text:c="4"/>prefix: <text:s text:c="2"/>/order</text:p>
      <text:p text:style-name="P1"/>
      <text:p text:style-name="P1">2. </text:p>
      <text:p text:style-name="P1">src/Application/ShopBundle/Resources/config<text:span text:style-name="T9">/routing/order.yml</text:span></text:p>
      <text:p text:style-name="P1"/>
      <text:p text:style-name="P3">application_order_cart:</text:p>
      <text:p text:style-name="P14"><text:s text:c="4"/>path: <text:s text:c="4"/>/cart</text:p>
      <text:p text:style-name="P14"><text:s text:c="4"/>defaults: { _controller: "ApplicationShopBundle:Order:cart" }</text:p>
      <text:p text:style-name="P10"><text:s text:c="4"/></text:p>
      <text:p text:style-name="P10">application_order_checkout:</text:p>
      <text:p text:style-name="P10"><text:s text:c="4"/>path: <text:s text:c="4"/>/checkout</text:p>
      <text:p text:style-name="P10"><text:s text:c="4"/>defaults: { _controller: "ApplicationShopBundle:Order:checkout" }</text:p>
      <text:p text:style-name="P12"/>
      <text:p text:style-name="P12"/>
      <text:p text:style-name="P9">3. Dodanie kontrolera:</text:p>
      <text:p text:style-name="P8"><text:span text:style-name="T1">src/Application/ShopBundle/Controller/</text:span><text:span text:style-name="T3">OrderController.php</text:span></text:p>
      <text:p text:style-name="P9"/>
      <text:p text:style-name="P13">&lt;?php</text:p>
      <text:p text:style-name="P12"/>
      <text:p text:style-name="P14">namespace Application\ShopBundle\Controller;</text:p>
      <text:p text:style-name="P12"/>
      <text:p text:style-name="P12"><text:span text:style-name="T4">use </text:span><text:span text:style-name="T5">Symfony\Bundle\FrameworkBundle\Controller\Controller;</text:span></text:p>
      <text:p text:style-name="P12"/>
      <text:p text:style-name="P12"><text:span text:style-name="T4">class </text:span><text:span text:style-name="T5">OrderController </text:span><text:span text:style-name="T4">extends </text:span><text:span text:style-name="T5">Controller</text:span></text:p>
      <text:p text:style-name="P14">{</text:p>
      <text:p text:style-name="P12"><text:span text:style-name="T5"><text:s text:c="4"/></text:span><text:span text:style-name="T4">public function </text:span><text:span text:style-name="T5">cartAction()</text:span></text:p>
      <text:p text:style-name="P14"><text:s text:c="4"/>{</text:p>
      <text:p text:style-name="P12"><text:span text:style-name="T5"><text:s text:c="8"/></text:span><text:span text:style-name="T4">return </text:span><text:span text:style-name="T5">$this-&gt;render(</text:span><text:span text:style-name="T7">'ApplicationShopBundle:Order:cart.html.twig'</text:span><text:span text:style-name="T5">);</text:span></text:p>
      <text:p text:style-name="P14"><text:s text:c="4"/>}</text:p>
      <text:p text:style-name="P14"><text:s text:c="4"/></text:p>
      <text:p text:style-name="P10"><text:span text:style-name="T6"><text:s text:c="4"/></text:span><text:span text:style-name="T8">public function </text:span>checkoutAction()</text:p>
      <text:p text:style-name="P10"><text:s text:c="4"/>{</text:p>
      <text:p text:style-name="P10"><text:s text:c="8"/><text:span text:style-name="T8">return </text:span>$this-&gt;render('ApplicationShopBundle:Order:checkout.html.twig');</text:p>
      <text:p text:style-name="P10"><text:s text:c="4"/>}</text:p>
      <text:p text:style-name="P14">}</text:p>
      <text:p text:style-name="P8"/>
      <text:p text:style-name="P9">4. Dodanie template:</text:p>
      <text:p text:style-name="P8"><text:span text:style-name="T10">src/Application/ShopBundle/Resources/views/Order/</text:span><text:span text:style-name="T3">checkout.html.twig</text:span></text:p>
      <text:p text:style-name="P9"/>
      <text:p text:style-name="P9">{% extends 'ApplicationShopBundle::layout.html.twig' %}</text:p>
      <text:p text:style-name="P9"/>
      <text:p text:style-name="P9">{% block title %}Cart{% endblock %}</text:p>
      <text:p text:style-name="P9">{% block stylesheets %}{% endblock %}</text:p>
      <text:p text:style-name="P9">{% block javascripts %}{% endblock %}</text:p>
      <text:p text:style-name="P9"/>
      <text:p text:style-name="P9">{% block body %}</text:p>
      <text:p text:style-name="P9">&lt;div class="container"&gt;</text:p>
      <text:p text:style-name="P9"><text:s text:c="4"/>&lt;div class="row"&gt; <text:s text:c="3"/></text:p>
      <text:p text:style-name="P9"><text:s text:c="4"/><text:tab/>&lt;div class="col-lg-12"&gt;</text:p>
      <text:p text:style-name="P9"><text:s text:c="12"/>&lt;div class="page-header"&gt;</text:p>
      <text:p text:style-name="P9"><text:s text:c="16"/>&lt;h2&gt;Checkout&lt;/h2&gt;</text:p>
      <text:p text:style-name="P9"><text:s text:c="12"/>&lt;/div&gt;</text:p>
      <text:p text:style-name="P9"><text:s text:c="12"/>&lt;ul class="breadcrumb"&gt;</text:p>
      <text:p text:style-name="P9"><text:s text:c="16"/>&lt;li&gt;&lt;a href="{{ path('application_shop_start') }}"&gt;Start&lt;/a&gt;&lt;/li&gt;</text:p>
      <text:p text:style-name="P9"><text:s text:c="16"/>&lt;li class="active"&gt;Checkout&lt;/li&gt;</text:p>
      <text:p text:style-name="P9"><text:s text:c="12"/>&lt;/ul&gt;</text:p>
      <text:p text:style-name="P9"><text:s text:c="4"/><text:tab/>&lt;/div&gt;</text:p>
      <text:p text:style-name="P9"><text:s text:c="4"/>&lt;/div&gt;</text:p>
      <text:p text:style-name="P9"><text:soft-page-break/>&lt;/div&gt;</text:p>
      <text:p text:style-name="P9">{% endblock %}</text:p>
      <text:p text:style-name="P9"/>
      <text:p text:style-name="P9">5. Przejście do strony checkout:</text:p>
      <text:p text:style-name="P15">src/Application/ShopBundle/Resources/views/Order/cart.html.twig</text:p>
      <text:p text:style-name="P15"/>
      <text:p text:style-name="P15"><text:s text:c="4"/>&lt;div class="row"&gt;</text:p>
      <text:p text:style-name="P15"><text:s text:c="4"/><text:tab/>&lt;div class="col-md-6"&gt;</text:p>
      <text:p text:style-name="P15"><text:s text:c="12"/>&lt;a class="btn btn-default" href="{{ path('application_product') }}"&gt;Continue Shopping&lt;/a&gt;</text:p>
      <text:p text:style-name="P15"><text:s text:c="12"/>&lt;button class="btn btn-default" type="submit"&gt;Update basket&lt;/button&gt;</text:p>
      <text:p text:style-name="P15"><text:s text:c="4"/><text:tab/>&lt;/div&gt;</text:p>
      <text:p text:style-name="P15"><text:s text:c="4"/><text:tab/>&lt;div class="col-md-6 text-right"&gt;</text:p>
      <text:p text:style-name="P11"><text:s text:c="12"/>&lt;a class="btn btn-primary" href="{{ path('application_order_checkout') }}"&gt;Proceed to Checkout&lt;/a&gt;</text:p>
      <text:p text:style-name="P15"><text:s text:c="4"/><text:tab/>&lt;/div&gt;</text:p>
      <text:p text:style-name="P15"><text:s text:c="4"/>&lt;/div&gt;</text:p>
      <text:p text:style-name="P15"/>
      <text:p text:style-name="P2">Dodanie formularza na stronie Checkout</text:p>
      <text:p text:style-name="P1"/>
      <text:p text:style-name="P1">1. Dodanie routingu</text:p>
      <text:p text:style-name="P15">src/Application/ShopBundle/Resources/config/routing/order.yml</text:p>
      <text:p text:style-name="P15"/>
      <text:p text:style-name="P15">application_order_cart:</text:p>
      <text:p text:style-name="P15"><text:s text:c="4"/>path: <text:s text:c="4"/>/cart</text:p>
      <text:p text:style-name="P15"><text:s text:c="4"/>defaults: { _controller: "ApplicationShopBundle:Order:cart" }</text:p>
      <text:p text:style-name="P15"><text:s text:c="4"/></text:p>
      <text:p text:style-name="P15">application_order_checkout:</text:p>
      <text:p text:style-name="P15"><text:s text:c="4"/>path: <text:s text:c="4"/>/checkout</text:p>
      <text:p text:style-name="P15"><text:s text:c="4"/>defaults: { _controller: "ApplicationShopBundle:Order:checkout" }</text:p>
      <text:p text:style-name="P15"><text:s text:c="4"/></text:p>
      <text:p text:style-name="P11">application_order_checkout_create:</text:p>
      <text:p text:style-name="P11"><text:s text:c="4"/>path: <text:s text:c="4"/>/create</text:p>
      <text:p text:style-name="P11"><text:s text:c="4"/>defaults: { _controller: "ApplicationShopBundle:Order:create" }</text:p>
      <text:p text:style-name="P11"><text:s text:c="4"/>requirements: { _method: post }</text:p>
      <text:p text:style-name="P11"/>
      <text:p text:style-name="P15">2. Tworzymy klasę formularza:</text:p>
      <text:p text:style-name="P17"><text:span text:style-name="T9">src/Application/ShopBundle/Form/</text:span>CheckoutType.php </text:p>
      <text:p text:style-name="P11"/>
      <text:p text:style-name="P11">&lt;?php</text:p>
      <text:p text:style-name="P11"/>
      <text:p text:style-name="P11">namespace Application\ShopBundle\Form;</text:p>
      <text:p text:style-name="P11"/>
      <text:p text:style-name="P11">use Symfony\Component\Form\AbstractType;</text:p>
      <text:p text:style-name="P11">use Symfony\Component\Form\FormBuilderInterface;</text:p>
      <text:p text:style-name="P11">use Symfony\Component\OptionsResolver\OptionsResolverInterface;</text:p>
      <text:p text:style-name="P11"/>
      <text:p text:style-name="P11">class CheckoutType extends AbstractType</text:p>
      <text:p text:style-name="P11">{</text:p>
      <text:p text:style-name="P11"><text:s text:c="4"/>/**</text:p>
      <text:p text:style-name="P11"><text:s text:c="5"/>* @param FormBuilderInterface $builder</text:p>
      <text:p text:style-name="P11"><text:s text:c="5"/>* @param array $options</text:p>
      <text:p text:style-name="P11"><text:s text:c="5"/>*/</text:p>
      <text:p text:style-name="P11"><text:s text:c="4"/>public function buildForm(FormBuilderInterface $builder, array $options)</text:p>
      <text:p text:style-name="P11"><text:s text:c="4"/>{</text:p>
      <text:p text:style-name="P11"><text:s text:c="8"/>$builder</text:p>
      <text:p text:style-name="P11"><text:s text:c="12"/>-&gt;add('company')</text:p>
      <text:p text:style-name="P11"><text:s text:c="12"/>-&gt;add('email', null, array('label' =&gt; 'E-mail *'))</text:p>
      <text:p text:style-name="P11"><text:s text:c="12"/>-&gt;add('billing_firstname', null, array('label' =&gt; 'First name *'))</text:p>
      <text:p text:style-name="P11"><text:s text:c="12"/>-&gt;add('billing_lastname', null, array('label' =&gt; 'Last name *'))</text:p>
      <text:p text:style-name="P11"><text:s text:c="12"/>-&gt;add('billing_phone', null, array('label' =&gt; 'Phone'))</text:p>
      <text:p text:style-name="P11"><text:s text:c="12"/>-&gt;add('billing_fax', null, array('label' =&gt; 'Fax'))</text:p>
      <text:p text:style-name="P11"><text:s text:c="12"/>-&gt;add('billing_address', null, array('label' =&gt; 'Address *'))</text:p>
      <text:p text:style-name="P11"><text:s text:c="12"/>-&gt;add('billing_address2')</text:p>
      <text:p text:style-name="P11"><text:soft-page-break/><text:s text:c="12"/>-&gt;add('billing_city', null, array('label' =&gt; 'City *'))</text:p>
      <text:p text:style-name="P11"><text:s text:c="12"/>-&gt;add('billing_country', null, array('label' =&gt; 'Country *'))</text:p>
      <text:p text:style-name="P11"><text:s text:c="12"/>-&gt;add('billing_zipcode', null, array('label' =&gt; 'Zip/postal code *'))</text:p>
      <text:p text:style-name="P11"><text:s text:c="12"/>-&gt;add('shipping_firstname')</text:p>
      <text:p text:style-name="P11"><text:s text:c="12"/>-&gt;add('shipping_lastname')</text:p>
      <text:p text:style-name="P11"><text:s text:c="12"/>-&gt;add('shipping_phone')</text:p>
      <text:p text:style-name="P11"><text:s text:c="12"/>-&gt;add('shipping_fax') <text:s text:c="3"/></text:p>
      <text:p text:style-name="P11"><text:s text:c="12"/>-&gt;add('shipping_address')</text:p>
      <text:p text:style-name="P11"><text:s text:c="12"/>-&gt;add('shipping_address2')</text:p>
      <text:p text:style-name="P11"><text:s text:c="12"/>-&gt;add('shipping_city')</text:p>
      <text:p text:style-name="P11"><text:s text:c="12"/>-&gt;add('shipping_country')</text:p>
      <text:p text:style-name="P11"><text:s text:c="12"/>-&gt;add('shipping_zipcode')</text:p>
      <text:p text:style-name="P11"><text:s text:c="12"/>//-&gt;add('payment_method')</text:p>
      <text:p text:style-name="P11"><text:s text:c="12"/>-&gt;add('payment_method', 'choice', array(</text:p>
      <text:p text:style-name="P11"><text:s text:c="16"/>'choices' =&gt; array(</text:p>
      <text:p text:style-name="P11"><text:s text:c="20"/>'bank-transfer' =&gt; 'Bank transfer', </text:p>
      <text:p text:style-name="P11"><text:s text:c="20"/>'payu' =&gt; 'PayU', </text:p>
      <text:p text:style-name="P11"><text:s text:c="20"/>'paypal' =&gt; 'PayPal', </text:p>
      <text:p text:style-name="P11"><text:s text:c="20"/>'cash-delivery' =&gt; 'Cash on delivery'</text:p>
      <text:p text:style-name="P11"><text:s text:c="16"/>),</text:p>
      <text:p text:style-name="P11"><text:s text:c="16"/>'expanded' =&gt; true</text:p>
      <text:p text:style-name="P11"><text:s text:c="12"/>))</text:p>
      <text:p text:style-name="P11"><text:s text:c="12"/>//-&gt;add('shipping_method')</text:p>
      <text:p text:style-name="P11"><text:s text:c="12"/>-&gt;add('shipping_method', 'choice', array(</text:p>
      <text:p text:style-name="P11"><text:s text:c="16"/>'choices' =&gt; array(</text:p>
      <text:p text:style-name="P11"><text:s text:c="20"/>'post' =&gt; 'Post 10.00 zł', </text:p>
      <text:p text:style-name="P11"><text:s text:c="20"/>'dhl' =&gt; 'DHL 6.90 zł', </text:p>
      <text:p text:style-name="P11"><text:s text:c="20"/>'reception-pack' =&gt; 'Reception pack 0.00 zł'</text:p>
      <text:p text:style-name="P11"><text:s text:c="16"/>),</text:p>
      <text:p text:style-name="P11"><text:s text:c="16"/>'expanded' =&gt; true</text:p>
      <text:p text:style-name="P11"><text:s text:c="12"/>))</text:p>
      <text:p text:style-name="P11"><text:s text:c="8"/>;</text:p>
      <text:p text:style-name="P11"><text:s text:c="4"/>}</text:p>
      <text:p text:style-name="P11"><text:s text:c="4"/></text:p>
      <text:p text:style-name="P11"><text:s text:c="4"/>/**</text:p>
      <text:p text:style-name="P11"><text:s text:c="5"/>* @param OptionsResolverInterface $resolver</text:p>
      <text:p text:style-name="P11"><text:s text:c="5"/>*/</text:p>
      <text:p text:style-name="P11"><text:s text:c="4"/>public function setDefaultOptions(OptionsResolverInterface $resolver)</text:p>
      <text:p text:style-name="P11"><text:s text:c="4"/>{</text:p>
      <text:p text:style-name="P11"><text:s text:c="8"/>$resolver-&gt;setDefaults(array(</text:p>
      <text:p text:style-name="P11"><text:s text:c="12"/>'data_class' =&gt; 'Application\ShopBundle\Entity\Transaction'</text:p>
      <text:p text:style-name="P11"><text:s text:c="8"/>));</text:p>
      <text:p text:style-name="P11"><text:s text:c="4"/>}</text:p>
      <text:p text:style-name="P11"/>
      <text:p text:style-name="P11"><text:s text:c="4"/>/**</text:p>
      <text:p text:style-name="P11"><text:s text:c="5"/>* @return string</text:p>
      <text:p text:style-name="P11"><text:s text:c="5"/>*/</text:p>
      <text:p text:style-name="P11"><text:s text:c="4"/>public function getName()</text:p>
      <text:p text:style-name="P11"><text:s text:c="4"/>{</text:p>
      <text:p text:style-name="P11"><text:s text:c="8"/>return 'application_shopbundle_checkout';</text:p>
      <text:p text:style-name="P11"><text:s text:c="4"/>}</text:p>
      <text:p text:style-name="P11">}</text:p>
      <text:p text:style-name="P11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3. Dodanie metod obsługujących walidację formularza:</text:p>
      <text:p text:style-name="P18">src/Application/ShopBundle/Controller/OrderController.php </text:p>
      <text:p text:style-name="P1">&lt;?php</text:p>
      <text:p text:style-name="P1"/>
      <text:p text:style-name="P1">namespace Application\ShopBundle\Controller;</text:p>
      <text:p text:style-name="P1"/>
      <text:p text:style-name="P4">use Symfony\Component\HttpFoundation\Request;</text:p>
      <text:p text:style-name="P1">use Symfony\Bundle\FrameworkBundle\Controller\Controller;</text:p>
      <text:p text:style-name="P1"/>
      <text:p text:style-name="P4">use Application\ShopBundle\Entity\Transaction;</text:p>
      <text:p text:style-name="P4">use Application\ShopBundle\Form\CheckoutType;</text:p>
      <text:p text:style-name="P4"/>
      <text:p text:style-name="P4">use Application\ShopBundle\Entity\ProductTransaction;</text:p>
      <text:p text:style-name="P1"/>
      <text:p text:style-name="P1">class OrderController extends Controller</text:p>
      <text:p text:style-name="P1">{</text:p>
      <text:p text:style-name="P1"><text:s text:c="4"/>public function cartAction()</text:p>
      <text:p text:style-name="P1"><text:s text:c="4"/>{</text:p>
      <text:p text:style-name="P1"><text:s text:c="8"/>return $this-&gt;render('ApplicationShopBundle:Order:cart.html.twig');</text:p>
      <text:p text:style-name="P1"><text:s text:c="4"/>}</text:p>
      <text:p text:style-name="P1"><text:s text:c="4"/></text:p>
      <text:p text:style-name="P1"><text:s text:c="4"/>/**</text:p>
      <text:p text:style-name="P1"><text:s text:c="5"/>* Displays a form to create a new Transaction entity.</text:p>
      <text:p text:style-name="P1"><text:s text:c="5"/>*</text:p>
      <text:p text:style-name="P1"><text:s text:c="5"/>*/</text:p>
      <text:p text:style-name="P1"><text:s text:c="4"/>public function checkoutAction()</text:p>
      <text:p text:style-name="P1"><text:s text:c="4"/>{</text:p>
      <text:p text:style-name="P1"><text:s text:c="8"/>$entity = new Transaction();</text:p>
      <text:p text:style-name="P1"><text:s text:c="8"/><text:span text:style-name="T2">$form = $this-&gt;createCreateForm($entity);</text:span></text:p>
      <text:p text:style-name="P1"><text:s text:c="8"/></text:p>
      <text:p text:style-name="P1"><text:s text:c="8"/>return $this-&gt;render('ApplicationShopBundle:Order:checkout.html.twig', array(</text:p>
      <text:p text:style-name="P4"><text:s text:c="12"/>'entity' =&gt; $entity,</text:p>
      <text:p text:style-name="P4"><text:s text:c="12"/>'form' <text:s text:c="2"/>=&gt; $form-&gt;createView(),</text:p>
      <text:p text:style-name="P1"><text:s text:c="8"/>));</text:p>
      <text:p text:style-name="P1"><text:s text:c="4"/>}</text:p>
      <text:p text:style-name="P1"><text:s text:c="4"/></text:p>
      <text:p text:style-name="P1"><text:s text:c="4"/>/**</text:p>
      <text:p text:style-name="P1"><text:s text:c="5"/>* Creates a form to create a Transaction entity.</text:p>
      <text:p text:style-name="P1"><text:s text:c="5"/>*</text:p>
      <text:p text:style-name="P1"><text:s text:c="5"/>* @param Transaction $entity The entity</text:p>
      <text:p text:style-name="P1"><text:s text:c="5"/>*</text:p>
      <text:p text:style-name="P1"><text:s text:c="5"/>* @return \Symfony\Component\Form\Form The form</text:p>
      <text:p text:style-name="P1"><text:s text:c="5"/>*/</text:p>
      <text:p text:style-name="P1"><text:s text:c="4"/><text:span text:style-name="T2">private function createCreateForm(Transaction $entity)</text:span></text:p>
      <text:p text:style-name="P1"><text:s text:c="4"/>{</text:p>
      <text:p text:style-name="P1"><text:s text:c="8"/>$form = $this-&gt;createForm(new CheckoutType(), $entity, array(</text:p>
      <text:p text:style-name="P1"><text:s text:c="12"/>'action' =&gt; $this-&gt;generateUrl('application_order_checkout_create'),</text:p>
      <text:p text:style-name="P1"><text:s text:c="12"/>'method' =&gt; 'POST',</text:p>
      <text:p text:style-name="P1"><text:s text:c="8"/>));</text:p>
      <text:p text:style-name="P1"/>
      <text:p text:style-name="P1"><text:s text:c="8"/>$form-&gt;add('submit', 'submit', array('label' =&gt; 'Submit my orders'));</text:p>
      <text:p text:style-name="P1"/>
      <text:p text:style-name="P1"><text:s text:c="8"/>return $form;</text:p>
      <text:p text:style-name="P1"><text:s text:c="4"/>}</text:p>
      <text:p text:style-name="P1"><text:s text:c="4"/></text:p>
      <text:p text:style-name="P1"><text:s text:c="4"/>/**</text:p>
      <text:p text:style-name="P1"><text:s text:c="5"/>* Creates a new Transaction entity.</text:p>
      <text:p text:style-name="P1"><text:s text:c="5"/>*</text:p>
      <text:p text:style-name="P1"><text:s text:c="5"/>*/</text:p>
      <text:p text:style-name="P1"><text:s text:c="4"/><text:span text:style-name="T2">public function createAction(Request $request)</text:span></text:p>
      <text:p text:style-name="P1"><text:s text:c="4"/>{</text:p>
      <text:p text:style-name="P1"><text:s text:c="8"/>$entity = new Transaction();</text:p>
      <text:p text:style-name="P1"><text:soft-page-break/><text:s text:c="8"/>$form = $this-&gt;createCreateForm($entity);</text:p>
      <text:p text:style-name="P1"><text:s text:c="8"/>$form-&gt;handleRequest($request);</text:p>
      <text:p text:style-name="P1"/>
      <text:p text:style-name="P4"><text:s text:c="8"/>$session = $this-&gt;getRequest()-&gt;getSession();</text:p>
      <text:p text:style-name="P1"/>
      <text:p text:style-name="P4"><text:s text:c="8"/>$products = $session-&gt;get('product_cart');</text:p>
      <text:p text:style-name="P4"><text:s text:c="8"/></text:p>
      <text:p text:style-name="P4"><text:s text:c="8"/>if (!$products) {</text:p>
      <text:p text:style-name="P4"><text:s text:c="12"/>return $this-&gt;redirect($this-&gt;generateUrl('application_order_cart'));</text:p>
      <text:p text:style-name="P4"><text:s text:c="8"/>}</text:p>
      <text:p text:style-name="P1"/>
      <text:p text:style-name="P1"><text:s text:c="8"/>if ($form-&gt;isValid()) {</text:p>
      <text:p text:style-name="P1"><text:s text:c="12"/>$em = $this-&gt;getDoctrine()-&gt;getManager();</text:p>
      <text:p text:style-name="P1"><text:s text:c="12"/></text:p>
      <text:p text:style-name="P4"><text:s text:c="12"/>$transaction_quantity = null;</text:p>
      <text:p text:style-name="P4"><text:s text:c="12"/>$transaction_subtotal = null;</text:p>
      <text:p text:style-name="P4"><text:s text:c="12"/></text:p>
      <text:p text:style-name="P4"><text:s text:c="12"/>foreach ($products as $product) {</text:p>
      <text:p text:style-name="P4"><text:s text:c="16"/>$p = $em-&gt;getRepository('ApplicationShopBundle:Product')-&gt;find($product['id']);</text:p>
      <text:p text:style-name="P4"/>
      <text:p text:style-name="P4"><text:s text:c="16"/>$product_transaction = new ProductTransaction();</text:p>
      <text:p text:style-name="P4"><text:s text:c="16"/>$product_transaction-&gt;setProduct($p);</text:p>
      <text:p text:style-name="P4"><text:s text:c="16"/>$product_transaction-&gt;setTransaction($entity);</text:p>
      <text:p text:style-name="P4"><text:s text:c="16"/>$product_transaction-&gt;setQuantity($product['quantity']);</text:p>
      <text:p text:style-name="P4"><text:s text:c="16"/></text:p>
      <text:p text:style-name="P4"><text:s text:c="16"/>$em-&gt;persist($product_transaction);</text:p>
      <text:p text:style-name="P4"><text:s text:c="16"/></text:p>
      <text:p text:style-name="P4"><text:s text:c="16"/>$transaction_quantity += $product['quantity'];</text:p>
      <text:p text:style-name="P4"><text:s text:c="16"/>$transaction_subtotal += $product['subtotal'];</text:p>
      <text:p text:style-name="P4"><text:s text:c="12"/>}</text:p>
      <text:p text:style-name="P4"><text:s text:c="12"/></text:p>
      <text:p text:style-name="P4"><text:s text:c="12"/>$entity-&gt;setQuantity($transaction_quantity);</text:p>
      <text:p text:style-name="P4"><text:s text:c="12"/>$entity-&gt;setSubtotal($transaction_subtotal);</text:p>
      <text:p text:style-name="P4"><text:s text:c="12"/>$entity-&gt;setShippingCost(28);</text:p>
      <text:p text:style-name="P4"><text:s text:c="12"/>$entity-&gt;setTotal($transaction_subtotal + $entity-&gt;getShippingCost());</text:p>
      <text:p text:style-name="P4"><text:s text:c="12"/>$entity-&gt;setStatus(1);</text:p>
      <text:p text:style-name="P1"><text:s text:c="12"/></text:p>
      <text:p text:style-name="P1"><text:s text:c="12"/>$em-&gt;persist($entity);</text:p>
      <text:p text:style-name="P1"><text:s text:c="12"/>$em-&gt;flush();</text:p>
      <text:p text:style-name="P1"><text:s text:c="12"/></text:p>
      <text:p text:style-name="P1"><text:s text:c="12"/>//$session-&gt;remove('product_cart');</text:p>
      <text:p text:style-name="P1"><text:s text:c="12"/>//return $this-&gt;redirect($this-&gt;generateUrl('application_order_checkout_complete', array('id' =&gt; $entity-&gt;getId())));</text:p>
      <text:p text:style-name="P1"><text:s text:c="12"/>//return $this-&gt;render('ApplicationShopBundle:Order:cart.html.twig');</text:p>
      <text:p text:style-name="P1"><text:s text:c="8"/>}</text:p>
      <text:p text:style-name="P1"/>
      <text:p text:style-name="P1"><text:s text:c="8"/>return $this-&gt;render('ApplicationShopBundle:Order:checkout.html.twig', array(</text:p>
      <text:p text:style-name="P1"><text:s text:c="12"/>'entity' =&gt; $entity,</text:p>
      <text:p text:style-name="P1"><text:s text:c="12"/>'form' <text:s text:c="2"/>=&gt; $form-&gt;createView(),</text:p>
      <text:p text:style-name="P1"><text:s text:c="8"/>));</text:p>
      <text:p text:style-name="P1"><text:s text:c="4"/>}</text:p>
      <text:p text:style-name="P1"><text:s text:c="4"/></text:p>
      <text:p text:style-name="P1">}</text:p>
      <text:p text:style-name="P18"/>
      <text:p text:style-name="P1">4. Dodanie walidacji:</text:p>
      <text:p text:style-name="P1">src\Application\ShopBundle\Entity\Transaction.php</text:p>
      <text:p text:style-name="P1">&lt;?php</text:p>
      <text:p text:style-name="P1"/>
      <text:p text:style-name="P1">namespace Application\ShopBundle\Entity;</text:p>
      <text:p text:style-name="P1"/>
      <text:p text:style-name="P1">use Doctrine\ORM\Mapping as ORM;</text:p>
      <text:p text:style-name="P1"/>
      <text:p text:style-name="P4"><text:soft-page-break/>use Symfony\Component\Validator\Mapping\ClassMetadata;</text:p>
      <text:p text:style-name="P4">use Symfony\Component\Validator\Constraints\NotBlank;</text:p>
      <text:p text:style-name="P1"/>
      <text:p text:style-name="P1">/**</text:p>
      <text:p text:style-name="P1"><text:s/>* Transaction</text:p>
      <text:p text:style-name="P1"><text:s/>*/</text:p>
      <text:p text:style-name="P1">class Transaction</text:p>
      <text:p text:style-name="P1">{</text:p>
      <text:p text:style-name="P1">...</text:p>
      <text:p text:style-name="P4"><text:s text:c="4"/>public static function loadValidatorMetadata(ClassMetadata $metadata)</text:p>
      <text:p text:style-name="P4"><text:s text:c="4"/>{</text:p>
      <text:p text:style-name="P4"><text:s text:c="8"/>$metadata-&gt;addPropertyConstraint('email', new NotBlank());</text:p>
      <text:p text:style-name="P4"><text:s text:c="8"/></text:p>
      <text:p text:style-name="P4"><text:s text:c="8"/>$metadata-&gt;addPropertyConstraint('billing_firstname', new NotBlank());</text:p>
      <text:p text:style-name="P4"><text:s text:c="8"/>$metadata-&gt;addPropertyConstraint('billing_lastname', new NotBlank());</text:p>
      <text:p text:style-name="P4"><text:s text:c="8"/>$metadata-&gt;addPropertyConstraint('billing_address', new NotBlank());</text:p>
      <text:p text:style-name="P4"><text:s text:c="8"/>$metadata-&gt;addPropertyConstraint('billing_city', new NotBlank());</text:p>
      <text:p text:style-name="P4"><text:s text:c="8"/>$metadata-&gt;addPropertyConstraint('billing_country', new NotBlank());</text:p>
      <text:p text:style-name="P4"><text:s text:c="8"/>$metadata-&gt;addPropertyConstraint('billing_zipcode', new NotBlank());</text:p>
      <text:p text:style-name="P4"><text:s text:c="8"/></text:p>
      <text:p text:style-name="P4"><text:s text:c="8"/>$metadata-&gt;addPropertyConstraint('shipping_firstname', new NotBlank());</text:p>
      <text:p text:style-name="P4"><text:s text:c="8"/>$metadata-&gt;addPropertyConstraint('shipping_lastname', new NotBlank());</text:p>
      <text:p text:style-name="P4"><text:s text:c="8"/>$metadata-&gt;addPropertyConstraint('shipping_address', new NotBlank());</text:p>
      <text:p text:style-name="P4"><text:s text:c="8"/>$metadata-&gt;addPropertyConstraint('shipping_city', new NotBlank());</text:p>
      <text:p text:style-name="P4"><text:s text:c="8"/>$metadata-&gt;addPropertyConstraint('shipping_country', new NotBlank());</text:p>
      <text:p text:style-name="P4"><text:s text:c="8"/>$metadata-&gt;addPropertyConstraint('shipping_zipcode', new NotBlank());</text:p>
      <text:p text:style-name="P4"><text:s text:c="8"/></text:p>
      <text:p text:style-name="P4"><text:s text:c="8"/>$metadata-&gt;addPropertyConstraint('payment_method', new NotBlank());</text:p>
      <text:p text:style-name="P4"><text:s text:c="8"/>$metadata-&gt;addPropertyConstraint('shipping_method', new NotBlank());</text:p>
      <text:p text:style-name="P4"><text:s text:c="4"/>}</text:p>
      <text:p text:style-name="P1">}</text:p>
      <text:p text:style-name="P18"/>
      <text:p text:style-name="P18"/>
      <text:p text:style-name="P18"/>
      <text:p text:style-name="P18">5. Dodanie template:</text:p>
      <text:p text:style-name="P1">src\Application\ShopBundle\Resources\views\Order\checkout.html.twig </text:p>
      <text:p text:style-name="P1"/>
      <text:p text:style-name="P1">{% extends 'ApplicationShopBundle::layout.html.twig' %}</text:p>
      <text:p text:style-name="P1"/>
      <text:p text:style-name="P1">{% block title %}Cart{% endblock %}</text:p>
      <text:p text:style-name="P1">{% block stylesheets %}{% endblock %}</text:p>
      <text:p text:style-name="P1">{% block javascripts %}{% endblock %}</text:p>
      <text:p text:style-name="P1"/>
      <text:p text:style-name="P1">{% form_theme form _self %}</text:p>
      <text:p text:style-name="P1"><text:s/></text:p>
      <text:p text:style-name="P1">{% block form_errors %}</text:p>
      <text:p text:style-name="P1">{% spaceless %}</text:p>
      <text:p text:style-name="P1"><text:s text:c="4"/>{% if errors|length &gt; 0 %}</text:p>
      <text:p text:style-name="P1"><text:s text:c="8"/>{% for error in errors %}</text:p>
      <text:p text:style-name="P1"><text:s text:c="12"/>&lt;small class="help-block"&gt;{{ error.messageTemplate|trans(error.messageParameters, 'validators') }}&lt;/small&gt;</text:p>
      <text:p text:style-name="P1"><text:s text:c="8"/>{% endfor %}</text:p>
      <text:p text:style-name="P1"><text:s text:c="4"/>{% endif %}</text:p>
      <text:p text:style-name="P1">{% endspaceless %}</text:p>
      <text:p text:style-name="P1">{% endblock form_errors %}</text:p>
      <text:p text:style-name="P1"/>
      <text:p text:style-name="P1">{% block choice_widget_expanded %}</text:p>
      <text:p text:style-name="P1">{% spaceless %}</text:p>
      <text:p text:style-name="P1"><text:s text:c="4"/>&lt;div {{ block('widget_container_attributes') }} class="my-form-choices"&gt;</text:p>
      <text:p text:style-name="P1"><text:s text:c="4"/>{% for child in form %}</text:p>
      <text:p text:style-name="P1"><text:s text:c="8"/>{{ form_widget(child) }}</text:p>
      <text:p text:style-name="P1"><text:soft-page-break/><text:s text:c="4"/>{% endfor %}</text:p>
      <text:p text:style-name="P1"><text:s text:c="4"/>&lt;/div&gt;</text:p>
      <text:p text:style-name="P1">{% endspaceless %}</text:p>
      <text:p text:style-name="P1">{% endblock choice_widget_expanded %}</text:p>
      <text:p text:style-name="P1"/>
      <text:p text:style-name="P1">{% block checkbox_widget %}</text:p>
      <text:p text:style-name="P1">{% spaceless %}</text:p>
      <text:p text:style-name="P1"><text:s text:c="4"/>&lt;div class="checkbox"&gt;</text:p>
      <text:p text:style-name="P1"><text:s text:c="8"/>&lt;label for="{{ id }}"&gt;&lt;input type="checkbox" {{ block('widget_attributes') }}{% if value is defined %} value="{{ value }}"{% endif %}{% if checked %} checked="checked"{% endif %} /&gt;{{ label|trans({}, translation_domain) }}&lt;/label&gt;</text:p>
      <text:p text:style-name="P1"><text:s text:c="4"/>&lt;/div&gt;</text:p>
      <text:p text:style-name="P1">{% endspaceless %}</text:p>
      <text:p text:style-name="P1">{% endblock checkbox_widget %}</text:p>
      <text:p text:style-name="P1"/>
      <text:p text:style-name="P1">{% block radio_widget %}</text:p>
      <text:p text:style-name="P1">{% spaceless %}</text:p>
      <text:p text:style-name="P1"><text:s text:c="4"/>&lt;div class="radio"&gt;</text:p>
      <text:p text:style-name="P1"><text:s text:c="8"/>&lt;label for="{{ id }}"&gt;&lt;input type="radio" {{ block('widget_attributes') }}{% if value is defined %} value="{{ value }}"{% endif %}{% if checked %} checked="checked"{% endif %} /&gt;{{ label|trans({}, translation_domain) }}&lt;/label&gt;</text:p>
      <text:p text:style-name="P1"><text:s text:c="4"/>&lt;/div&gt;</text:p>
      <text:p text:style-name="P1">{% endspaceless %}</text:p>
      <text:p text:style-name="P1">{% endblock radio_widget %}</text:p>
      <text:p text:style-name="P1"/>
      <text:p text:style-name="P1">{% block body %}</text:p>
      <text:p text:style-name="P1">&lt;div class="container"&gt;</text:p>
      <text:p text:style-name="P1"><text:s text:c="4"/>&lt;div class="row"&gt; <text:s text:c="3"/></text:p>
      <text:p text:style-name="P1"><text:s text:c="4"/><text:tab/>&lt;div class="col-lg-12"&gt;</text:p>
      <text:p text:style-name="P1"><text:s text:c="12"/>&lt;div class="page-header"&gt;</text:p>
      <text:p text:style-name="P1"><text:s text:c="16"/>&lt;h2&gt;Checkout&lt;/h2&gt;</text:p>
      <text:p text:style-name="P1"><text:s text:c="12"/>&lt;/div&gt;</text:p>
      <text:p text:style-name="P1"><text:s text:c="12"/>&lt;ul class="breadcrumb"&gt;</text:p>
      <text:p text:style-name="P1"><text:s text:c="16"/>&lt;li&gt;&lt;a href="{{ path('application_shop_start') }}"&gt;Start&lt;/a&gt;&lt;/li&gt;</text:p>
      <text:p text:style-name="P1"><text:s text:c="16"/>&lt;li class="active"&gt;Checkout&lt;/li&gt;</text:p>
      <text:p text:style-name="P1"><text:s text:c="12"/>&lt;/ul&gt;</text:p>
      <text:p text:style-name="P1"><text:s text:c="4"/><text:tab/>&lt;/div&gt;</text:p>
      <text:p text:style-name="P1"><text:s text:c="4"/>&lt;/div&gt;</text:p>
      <text:p text:style-name="P1">&lt;/div&gt;</text:p>
      <text:p text:style-name="P1"><text:s text:c="16"/></text:p>
      <text:p text:style-name="P1">&lt;div class="container"&gt;</text:p>
      <text:p text:style-name="P1"><text:s text:c="4"/>{# {{ form(form) }} #}</text:p>
      <text:p text:style-name="P1"><text:s text:c="4"/>{{ form_start(form, {'attr': {'novalidate': 'novalidate'}}) }}</text:p>
      <text:p text:style-name="P1"><text:s text:c="4"/>{{ form_errors(form) }}</text:p>
      <text:p text:style-name="P1"><text:s text:c="4"/>&lt;div class="row"&gt; <text:s text:c="3"/></text:p>
      <text:p text:style-name="P1"><text:s text:c="4"/><text:tab/>&lt;div class="col-md-4"&gt;</text:p>
      <text:p text:style-name="P1"><text:s text:c="12"/>&lt;h3&gt;&lt;i class="fa fa-home"&gt;&lt;/i&gt; Billing address&lt;/h3&gt;</text:p>
      <text:p text:style-name="P1"><text:s text:c="12"/>&lt;div class="form-group {% if form_errors(form.company) %} has-error {% endif %}"&gt;</text:p>
      <text:p text:style-name="P1"><text:s text:c="16"/>{{ form_label(form.company) }}</text:p>
      <text:p text:style-name="P1"><text:s text:c="16"/>{{ form_widget(form.company, { 'attr': {'class': 'form-control'} }) }}</text:p>
      <text:p text:style-name="P1"><text:s text:c="16"/>{{ form_errors(form.company) }}</text:p>
      <text:p text:style-name="P1"><text:s text:c="12"/>&lt;/div&gt;</text:p>
      <text:p text:style-name="P1"><text:s text:c="12"/>&lt;div class="form-group {% if form_errors(form.email) %} has-error {% endif %}"&gt;</text:p>
      <text:p text:style-name="P1"><text:s text:c="16"/>{{ form_label(form.email) }}</text:p>
      <text:p text:style-name="P1"><text:s text:c="16"/>{{ form_widget(form.email, { 'attr': {'class': 'form-control'} }) }}</text:p>
      <text:p text:style-name="P1"><text:s text:c="16"/>{{ form_errors(form.email) }}</text:p>
      <text:p text:style-name="P1"><text:s text:c="12"/>&lt;/div&gt;</text:p>
      <text:p text:style-name="P1"><text:s text:c="12"/>&lt;div class="form-group {% if form_errors(form.billing_firstname) %} has-error {% endif %}"&gt;</text:p>
      <text:p text:style-name="P1"><text:s text:c="16"/>{{ form_label(form.billing_firstname) }}</text:p>
      <text:p text:style-name="P1"><text:s text:c="16"/>{{ form_widget(form.billing_firstname, { 'attr': {'class': 'form-control'} }) }}</text:p>
      <text:p text:style-name="P1"><text:s text:c="16"/>{{ form_errors(form.billing_firstname) }}</text:p>
      <text:p text:style-name="P1"><text:s text:c="12"/>&lt;/div&gt;</text:p>
      <text:p text:style-name="P1"><text:s text:c="12"/>&lt;div class="form-group {% if form_errors(form.billing_lastname) %} has-error {% endif %}"&gt;</text:p>
      <text:p text:style-name="P1"><text:soft-page-break/><text:s text:c="16"/>{{ form_label(form.billing_lastname) }}</text:p>
      <text:p text:style-name="P1"><text:s text:c="16"/>{{ form_widget(form.billing_lastname, { 'attr': {'class': 'form-control'} }) }}</text:p>
      <text:p text:style-name="P1"><text:s text:c="16"/>{{ form_errors(form.billing_lastname) }}</text:p>
      <text:p text:style-name="P1"><text:s text:c="12"/>&lt;/div&gt;</text:p>
      <text:p text:style-name="P1"><text:s text:c="12"/>&lt;div class="form-group {% if form_errors(form.billing_phone) %} has-error {% endif %}"&gt;</text:p>
      <text:p text:style-name="P1"><text:s text:c="16"/>{{ form_label(form.billing_phone) }}</text:p>
      <text:p text:style-name="P1"><text:s text:c="16"/>{{ form_widget(form.billing_phone, { 'attr': {'class': 'form-control'} }) }}</text:p>
      <text:p text:style-name="P1"><text:s text:c="16"/>{{ form_errors(form.billing_phone) }}</text:p>
      <text:p text:style-name="P1"><text:s text:c="12"/>&lt;/div&gt;</text:p>
      <text:p text:style-name="P1"><text:s text:c="12"/>&lt;div class="form-group {% if form_errors(form.billing_fax) %} has-error {% endif %}"&gt;</text:p>
      <text:p text:style-name="P1"><text:s text:c="16"/>{{ form_label(form.billing_fax) }}</text:p>
      <text:p text:style-name="P1"><text:s text:c="16"/>{{ form_widget(form.billing_fax, { 'attr': {'class': 'form-control'} }) }}</text:p>
      <text:p text:style-name="P1"><text:s text:c="16"/>{{ form_errors(form.billing_fax) }}</text:p>
      <text:p text:style-name="P1"><text:s text:c="12"/>&lt;/div&gt;</text:p>
      <text:p text:style-name="P1"><text:s text:c="12"/>&lt;div class="form-group {% if form_errors(form.billing_address) %} has-error {% endif %}"&gt;</text:p>
      <text:p text:style-name="P1"><text:s text:c="16"/>{{ form_label(form.billing_address) }}</text:p>
      <text:p text:style-name="P1"><text:s text:c="16"/>{{ form_widget(form.billing_address, { 'attr': {'class': 'form-control'} }) }}</text:p>
      <text:p text:style-name="P1"><text:s text:c="16"/>{{ form_errors(form.billing_address) }}</text:p>
      <text:p text:style-name="P1"><text:s text:c="12"/>&lt;/div&gt;</text:p>
      <text:p text:style-name="P1"><text:s text:c="12"/>&lt;div class="form-group {% if form_errors(form.billing_address2) %} has-error {% endif %}"&gt;</text:p>
      <text:p text:style-name="P1"><text:s text:c="16"/>{{ form_widget(form.billing_address2, { 'attr': {'class': 'form-control'} }) }}</text:p>
      <text:p text:style-name="P1"><text:s text:c="16"/>{{ form_errors(form.billing_address2) }}</text:p>
      <text:p text:style-name="P1"><text:s text:c="12"/>&lt;/div&gt;</text:p>
      <text:p text:style-name="P1"><text:s text:c="12"/>&lt;div class="form-group {% if form_errors(form.billing_city) %} has-error {% endif %}"&gt;</text:p>
      <text:p text:style-name="P1"><text:s text:c="16"/>{{ form_label(form.billing_city) }}</text:p>
      <text:p text:style-name="P1"><text:s text:c="16"/>{{ form_widget(form.billing_city, { 'attr': {'class': 'form-control'} }) }}</text:p>
      <text:p text:style-name="P1"><text:s text:c="16"/>{{ form_errors(form.billing_city) }}</text:p>
      <text:p text:style-name="P1"><text:s text:c="12"/>&lt;/div&gt;</text:p>
      <text:p text:style-name="P1"><text:s text:c="12"/>&lt;div class="form-group {% if form_errors(form.billing_country) %} has-error {% endif %}"&gt;</text:p>
      <text:p text:style-name="P1"><text:s text:c="16"/>{{ form_label(form.billing_country) }}</text:p>
      <text:p text:style-name="P1"><text:s text:c="16"/>{{ form_widget(form.billing_country, { 'attr': {'class': 'form-control'} }) }}</text:p>
      <text:p text:style-name="P1"><text:s text:c="16"/>{{ form_errors(form.billing_country) }}</text:p>
      <text:p text:style-name="P1"><text:s text:c="12"/>&lt;/div&gt;</text:p>
      <text:p text:style-name="P1"><text:s text:c="12"/>&lt;div class="form-group {% if form_errors(form.billing_zipcode) %} has-error {% endif %}"&gt;</text:p>
      <text:p text:style-name="P1"><text:s text:c="16"/>{{ form_label(form.billing_zipcode) }}</text:p>
      <text:p text:style-name="P1"><text:s text:c="16"/>{{ form_widget(form.billing_zipcode, { 'attr': {'class': 'form-control'} }) }}</text:p>
      <text:p text:style-name="P1"><text:s text:c="16"/>{{ form_errors(form.billing_zipcode) }}</text:p>
      <text:p text:style-name="P1"><text:s text:c="12"/>&lt;/div&gt;</text:p>
      <text:p text:style-name="P1"><text:s text:c="12"/></text:p>
      <text:p text:style-name="P1"><text:s text:c="12"/>&lt;h3&gt;&lt;i class="fa fa-truck"&gt;&lt;/i&gt; Shipping address&lt;/h3&gt;</text:p>
      <text:p text:style-name="P1"><text:s text:c="12"/>&lt;div class="form-group {% if form_errors(form.shipping_firstname) %} has-error {% endif %}"&gt;</text:p>
      <text:p text:style-name="P1"><text:s text:c="16"/>{{ form_label(form.shipping_firstname, 'First name *') }}</text:p>
      <text:p text:style-name="P1"><text:s text:c="16"/>{{ form_widget(form.shipping_firstname, { 'attr': {'class': 'form-control'} }) }}</text:p>
      <text:p text:style-name="P1"><text:s text:c="16"/>{{ form_errors(form.shipping_firstname) }}</text:p>
      <text:p text:style-name="P1"><text:s text:c="12"/>&lt;/div&gt;</text:p>
      <text:p text:style-name="P1"><text:s text:c="12"/>&lt;div class="form-group {% if form_errors(form.shipping_lastname) %} has-error {% endif %}"&gt;</text:p>
      <text:p text:style-name="P1"><text:s text:c="16"/>{{ form_label(form.shipping_lastname, 'Last name *') }}</text:p>
      <text:p text:style-name="P1"><text:s text:c="16"/>{{ form_widget(form.shipping_lastname, { 'attr': {'class': 'form-control'} }) }}</text:p>
      <text:p text:style-name="P1"><text:s text:c="16"/>{{ form_errors(form.shipping_lastname) }}</text:p>
      <text:p text:style-name="P1"><text:s text:c="12"/>&lt;/div&gt;</text:p>
      <text:p text:style-name="P1"><text:s text:c="12"/>&lt;div class="form-group {% if form_errors(form.shipping_phone) %} has-error {% endif %}"&gt;</text:p>
      <text:p text:style-name="P1"><text:s text:c="16"/>{{ form_label(form.shipping_phone, 'Phone') }}</text:p>
      <text:p text:style-name="P1"><text:s text:c="16"/>{{ form_widget(form.shipping_phone, { 'attr': {'class': 'form-control'} }) }}</text:p>
      <text:p text:style-name="P1"><text:s text:c="16"/>{{ form_errors(form.shipping_phone) }}</text:p>
      <text:p text:style-name="P1"><text:s text:c="12"/>&lt;/div&gt;</text:p>
      <text:p text:style-name="P1"><text:s text:c="12"/>&lt;div class="form-group {% if form_errors(form.shipping_fax) %} has-error {% endif %}"&gt;</text:p>
      <text:p text:style-name="P1"><text:s text:c="16"/>{{ form_label(form.shipping_fax, 'Fax') }}</text:p>
      <text:p text:style-name="P1"><text:s text:c="16"/>{{ form_widget(form.shipping_fax, { 'attr': {'class': 'form-control'} }) }}</text:p>
      <text:p text:style-name="P1"><text:s text:c="16"/>{{ form_errors(form.shipping_fax) }}</text:p>
      <text:p text:style-name="P1"><text:s text:c="12"/>&lt;/div&gt;</text:p>
      <text:p text:style-name="P1"><text:s text:c="12"/>&lt;div class="form-group {% if form_errors(form.shipping_address) %} has-error {% endif %}"&gt;</text:p>
      <text:p text:style-name="P1"><text:s text:c="16"/>{{ form_label(form.shipping_address, 'Address *') }}</text:p>
      <text:p text:style-name="P1"><text:s text:c="16"/>{{ form_widget(form.shipping_address, { 'attr': {'class': 'form-control'} }) }}</text:p>
      <text:p text:style-name="P1"><text:soft-page-break/><text:s text:c="16"/>{{ form_errors(form.shipping_address) }}</text:p>
      <text:p text:style-name="P1"><text:s text:c="12"/>&lt;/div&gt;</text:p>
      <text:p text:style-name="P1"><text:s text:c="12"/>&lt;div class="form-group {% if form_errors(form.shipping_address2) %} has-error {% endif %}"&gt;</text:p>
      <text:p text:style-name="P1"><text:s text:c="16"/>{{ form_widget(form.shipping_address2, { 'attr': {'class': 'form-control'} }) }}</text:p>
      <text:p text:style-name="P1"><text:s text:c="16"/>{{ form_errors(form.shipping_address2) }}</text:p>
      <text:p text:style-name="P1"><text:s text:c="12"/>&lt;/div&gt;</text:p>
      <text:p text:style-name="P1"><text:s text:c="12"/>&lt;div class="form-group {% if form_errors(form.shipping_city) %} has-error {% endif %}"&gt;</text:p>
      <text:p text:style-name="P1"><text:s text:c="16"/>{{ form_label(form.shipping_city, 'City *') }}</text:p>
      <text:p text:style-name="P1"><text:s text:c="16"/>{{ form_widget(form.shipping_city, { 'attr': {'class': 'form-control'} }) }}</text:p>
      <text:p text:style-name="P1"><text:s text:c="16"/>{{ form_errors(form.shipping_city) }}</text:p>
      <text:p text:style-name="P1"><text:s text:c="12"/>&lt;/div&gt;</text:p>
      <text:p text:style-name="P1"><text:s text:c="12"/>&lt;div class="form-group {% if form_errors(form.shipping_country) %} has-error {% endif %}"&gt;</text:p>
      <text:p text:style-name="P1"><text:s text:c="16"/>{{ form_label(form.shipping_country, 'Country *') }}</text:p>
      <text:p text:style-name="P1"><text:s text:c="16"/>{{ form_widget(form.shipping_country, { 'attr': {'class': 'form-control'} }) }}</text:p>
      <text:p text:style-name="P1"><text:s text:c="16"/>{{ form_errors(form.shipping_country) }}</text:p>
      <text:p text:style-name="P1"><text:s text:c="12"/>&lt;/div&gt;</text:p>
      <text:p text:style-name="P1"><text:s text:c="12"/>&lt;div class="form-group {% if form_errors(form.shipping_zipcode) %} has-error {% endif %}"&gt;</text:p>
      <text:p text:style-name="P1"><text:s text:c="16"/>{{ form_label(form.shipping_zipcode, 'Zip/postal code *') }}</text:p>
      <text:p text:style-name="P1"><text:s text:c="16"/>{{ form_widget(form.shipping_zipcode, { 'attr': {'class': 'form-control'} }) }}</text:p>
      <text:p text:style-name="P1"><text:s text:c="16"/>{{ form_errors(form.shipping_zipcode) }}</text:p>
      <text:p text:style-name="P1"><text:s text:c="12"/>&lt;/div&gt;</text:p>
      <text:p text:style-name="P1"><text:s text:c="4"/><text:tab/>&lt;/div&gt;</text:p>
      <text:p text:style-name="P1"><text:s text:c="8"/>&lt;div class="col-md-4"&gt;</text:p>
      <text:p text:style-name="P1"><text:s text:c="12"/>&lt;h3&gt;&lt;i class="fa fa-truck"&gt;&lt;/i&gt; Shipping method&lt;/h3&gt;</text:p>
      <text:p text:style-name="P1"><text:s text:c="12"/>&lt;div class="form-group {% if form_errors(form.shipping_method) %} has-error {% endif %}"&gt;</text:p>
      <text:p text:style-name="P1"><text:s text:c="16"/>{{ form_widget(form.shipping_method) }}</text:p>
      <text:p text:style-name="P1"><text:s text:c="16"/>{{ form_errors(form.shipping_method) }}</text:p>
      <text:p text:style-name="P1"><text:s text:c="12"/>&lt;/div&gt;</text:p>
      <text:p text:style-name="P1"><text:s text:c="12"/>&lt;h3&gt;&lt;i class="fa fa-money"&gt;&lt;/i&gt; Payment method&lt;/h3&gt;</text:p>
      <text:p text:style-name="P1"><text:s text:c="12"/>&lt;div class="form-group {% if form_errors(form.payment_method) %} has-error {% endif %}"&gt;</text:p>
      <text:p text:style-name="P1"><text:s text:c="16"/>{{ form_widget(form.payment_method) }}</text:p>
      <text:p text:style-name="P1"><text:s text:c="16"/>{{ form_errors(form.payment_method) }}</text:p>
      <text:p text:style-name="P1"><text:s text:c="12"/>&lt;/div&gt;</text:p>
      <text:p text:style-name="P1"><text:s text:c="4"/><text:tab/>&lt;/div&gt;</text:p>
      <text:p text:style-name="P1"><text:s text:c="8"/>&lt;div class="col-md-4"&gt;</text:p>
      <text:p text:style-name="P1"><text:s text:c="12"/>&lt;div class="table-responsive"&gt;</text:p>
      <text:p text:style-name="P1"><text:tab/> <text:s text:c="3"/><text:tab/>&lt;table class="table"&gt;</text:p>
      <text:p text:style-name="P1"><text:s text:c="20"/>&lt;thead&gt;</text:p>
      <text:p text:style-name="P1"><text:s text:c="24"/>&lt;tr&gt;</text:p>
      <text:p text:style-name="P1"><text:s text:c="28"/>&lt;th&gt;Product&lt;/th&gt;</text:p>
      <text:p text:style-name="P1"><text:s text:c="28"/>&lt;th&gt;Quantity&lt;/th&gt;</text:p>
      <text:p text:style-name="P1"><text:s text:c="28"/>&lt;th style="width: 120px;"&gt;Subtotal&lt;/th&gt;</text:p>
      <text:p text:style-name="P1"><text:tab/> <text:s text:c="3"/><text:tab/><text:tab/>&lt;/tr&gt;</text:p>
      <text:p text:style-name="P1"><text:s text:c="20"/>&lt;/thead&gt;</text:p>
      <text:p text:style-name="P1"><text:s text:c="20"/>&lt;tbody&gt;</text:p>
      <text:p text:style-name="P1"><text:s text:c="20"/>{% set subtotal_cart = null %}</text:p>
      <text:p text:style-name="P1"><text:s text:c="20"/>{% for product in app.session.get('product_cart') %}</text:p>
      <text:p text:style-name="P1"><text:s text:c="20"/>&lt;tr&gt;</text:p>
      <text:p text:style-name="P1"><text:s text:c="24"/>&lt;td&gt;&lt;a href="{{ path('application_product_show', { 'id': product.id, 'title': product.titleslug }) }}"&gt;{{ product.title|raw }}&lt;/a&gt;&lt;/td&gt;</text:p>
      <text:p text:style-name="P1"><text:s text:c="24"/>&lt;td&gt;{{ product.quantity }}&lt;/td&gt;</text:p>
      <text:p text:style-name="P1"><text:s text:c="24"/>&lt;td&gt;{{ product.subtotal|number_format(2, '.', ',') }} zł&lt;/td&gt;</text:p>
      <text:p text:style-name="P1"><text:s text:c="24"/>{% set subtotal_cart = subtotal_cart + product.subtotal %}</text:p>
      <text:p text:style-name="P1"><text:s text:c="20"/>&lt;/tr&gt;</text:p>
      <text:p text:style-name="P1"><text:s text:c="20"/>{% endfor %}</text:p>
      <text:p text:style-name="P1"><text:s text:c="20"/>&lt;/tbody&gt;</text:p>
      <text:p text:style-name="P1"><text:s text:c="20"/>&lt;tfoot&gt;</text:p>
      <text:p text:style-name="P1"><text:s text:c="24"/>&lt;tr&gt;</text:p>
      <text:p text:style-name="P1"><text:s text:c="28"/>&lt;th colspan="2"&gt;Subtotal&lt;/th&gt;</text:p>
      <text:p text:style-name="P1"><text:s text:c="28"/>&lt;th colspan="2"&gt;{{ subtotal_cart|number_format(2, '.', ',') }} zł&lt;/th&gt;</text:p>
      <text:p text:style-name="P1"><text:tab/> <text:s text:c="3"/><text:tab/><text:tab/>&lt;/tr&gt;</text:p>
      <text:p text:style-name="P1"><text:s text:c="24"/>&lt;tr&gt;</text:p>
      <text:p text:style-name="P1"><text:s text:c="28"/>&lt;th colspan="2"&gt;Shipping cost&lt;/th&gt;</text:p>
      <text:p text:style-name="P1"><text:soft-page-break/><text:s text:c="28"/>&lt;th colspan="2"&gt; 0.00 zł&lt;/th&gt;</text:p>
      <text:p text:style-name="P1"><text:tab/> <text:s text:c="3"/><text:tab/><text:tab/>&lt;/tr&gt;</text:p>
      <text:p text:style-name="P1"><text:s text:c="24"/>&lt;tr class="success"&gt;</text:p>
      <text:p text:style-name="P1"><text:s text:c="28"/>&lt;th colspan="2"&gt;&lt;h4&gt;Total&lt;/h4&gt;&lt;/th&gt;</text:p>
      <text:p text:style-name="P1"><text:s text:c="28"/>&lt;th colspan="2"&gt;&lt;h4&gt;{{ subtotal_cart|number_format(2, '.', ',') }} zł&lt;/h4&gt;&lt;/th&gt;</text:p>
      <text:p text:style-name="P1"><text:tab/> <text:s text:c="3"/><text:tab/><text:tab/>&lt;/tr&gt;</text:p>
      <text:p text:style-name="P1"><text:s text:c="20"/>&lt;/tfoot&gt;</text:p>
      <text:p text:style-name="P1"><text:s text:c="16"/>&lt;/table&gt;</text:p>
      <text:p text:style-name="P1"><text:s text:c="12"/>&lt;/div&gt;</text:p>
      <text:p text:style-name="P1"><text:s text:c="12"/>&lt;hr/&gt;</text:p>
      <text:p text:style-name="P1"><text:s text:c="12"/>{{ form_widget(form.submit, { 'attr': {'class': 'btn btn-primary btn-lg'} }) }}</text:p>
      <text:p text:style-name="P1"><text:s text:c="8"/>&lt;/div&gt; <text:s text:c="3"/></text:p>
      <text:p text:style-name="P1"><text:s text:c="4"/>&lt;/div&gt;</text:p>
      <text:p text:style-name="P1"><text:s text:c="4"/>{{ form_end(form) }}</text:p>
      <text:p text:style-name="P1">&lt;/div&gt;</text:p>
      <text:p text:style-name="P1">{% endblock %}</text:p>
      <text:p text:style-name="P1"/>
      <text:p text:style-name="P2">Dodanie Ajax</text:p>
      <text:p text:style-name="P1"/>
      <text:p text:style-name="P1">1. Dodanie styli do loader-a ajax:</text:p>
      <text:p text:style-name="P18">shop/web/bundles/applicationshop/css/shop.css</text:p>
      <text:p text:style-name="P1">/* loader ajax */</text:p>
      <text:p text:style-name="P4">.loader{</text:p>
      <text:p text:style-name="P1"><text:s text:c="4"/>position: relative;</text:p>
      <text:p text:style-name="P1"><text:s text:c="4"/>overflow: hidden;</text:p>
      <text:p text:style-name="P1">}</text:p>
      <text:p text:style-name="P4">.curtain{</text:p>
      <text:p text:style-name="P1"><text:s text:c="4"/>background: rgba(255, 255, 255, 0.7);</text:p>
      <text:p text:style-name="P1"><text:s text:c="4"/>position: absolute;</text:p>
      <text:p text:style-name="P1"><text:s text:c="4"/>display: none;</text:p>
      <text:p text:style-name="P1"><text:s text:c="4"/>top: 0;</text:p>
      <text:p text:style-name="P1"><text:s text:c="4"/>left: 0;</text:p>
      <text:p text:style-name="P1"><text:s text:c="4"/>right: 0;</text:p>
      <text:p text:style-name="P1"><text:s text:c="4"/>height: 100%;</text:p>
      <text:p text:style-name="P1">}</text:p>
      <text:p text:style-name="P4">.curtain .fa{</text:p>
      <text:p text:style-name="P1"><text:s text:c="4"/>position: absolute;</text:p>
      <text:p text:style-name="P1"><text:s text:c="4"/>top: 20%;</text:p>
      <text:p text:style-name="P1"><text:s text:c="4"/>left: 60%;</text:p>
      <text:p text:style-name="P1"><text:s text:c="4"/>margin-left: -60px;</text:p>
      <text:p text:style-name="P1"><text:s text:c="4"/>font-size: 50px;</text:p>
      <text:p text:style-name="P1"><text:s text:c="4"/>color: #999;</text:p>
      <text:p text:style-name="P1">}</text:p>
      <text:p text:style-name="P4">.loader .curtain{</text:p>
      <text:p text:style-name="P1"><text:s text:c="4"/>display: block;</text:p>
      <text:p text:style-name="P1">}</text:p>
      <text:p text:style-name="P15"/>
      <text:p text:style-name="P1">2. Utorzenie nowego pliku i przeniesienie koszyka z checkout.html.twig:</text:p>
      <text:p text:style-name="P18">src/Application/ShopBundle/Resources/views/Order/<text:span text:style-name="T2">_cartAjax.html.twig</text:span> </text:p>
      <text:p text:style-name="P4">&lt;div class="curtain"&gt;</text:p>
      <text:p text:style-name="P4"><text:s text:c="4"/>&lt;i class="fa fa-spinner fa-pulse"&gt;&lt;/i&gt;</text:p>
      <text:p text:style-name="P4">&lt;/div&gt;</text:p>
      <text:p text:style-name="P1">&lt;table class="table"&gt;</text:p>
      <text:p text:style-name="P1"><text:s text:c="4"/>&lt;thead&gt;</text:p>
      <text:p text:style-name="P1"><text:s text:c="8"/>&lt;tr&gt;</text:p>
      <text:p text:style-name="P1"><text:s text:c="12"/>&lt;th&gt;Product&lt;/th&gt;</text:p>
      <text:p text:style-name="P1"><text:s text:c="12"/>&lt;th&gt;Quantity&lt;/th&gt;</text:p>
      <text:p text:style-name="P1"><text:s text:c="12"/>&lt;th style="width: 120px;"&gt;Subtotal&lt;/th&gt;</text:p>
      <text:p text:style-name="P1"><text:s text:c="8"/>&lt;/tr&gt;</text:p>
      <text:p text:style-name="P1"><text:s text:c="4"/>&lt;/thead&gt;</text:p>
      <text:p text:style-name="P1"><text:s text:c="4"/>&lt;tbody&gt;</text:p>
      <text:p text:style-name="P1"><text:soft-page-break/><text:s text:c="4"/>{% set subtotal_cart = null %}</text:p>
      <text:p text:style-name="P1"><text:s text:c="4"/>{% for product in app.session.get('product_cart') %}</text:p>
      <text:p text:style-name="P1"><text:s text:c="8"/>&lt;tr&gt;</text:p>
      <text:p text:style-name="P1"><text:s text:c="12"/>&lt;td&gt;&lt;a href="{{ path('application_product_show', { 'id': product.id, 'title': product.titleslug }) }}"&gt;{{ product.title|raw }}&lt;/a&gt;&lt;/td&gt;</text:p>
      <text:p text:style-name="P1"><text:s text:c="12"/>&lt;td&gt;{{ product.quantity }}&lt;/td&gt;</text:p>
      <text:p text:style-name="P1"><text:s text:c="12"/>&lt;td&gt;{{ product.subtotal|number_format(2, '.', ',') }} zł&lt;/td&gt;</text:p>
      <text:p text:style-name="P1"><text:s text:c="12"/>{% set subtotal_cart = subtotal_cart + product.subtotal %}</text:p>
      <text:p text:style-name="P1"><text:s text:c="8"/>&lt;/tr&gt;</text:p>
      <text:p text:style-name="P1"><text:s text:c="4"/>{% endfor %}</text:p>
      <text:p text:style-name="P1"><text:s text:c="4"/>&lt;/tbody&gt;</text:p>
      <text:p text:style-name="P1"><text:s text:c="4"/>&lt;tfoot&gt;</text:p>
      <text:p text:style-name="P1"><text:s text:c="8"/>&lt;tr&gt;</text:p>
      <text:p text:style-name="P1"><text:s text:c="12"/>&lt;th colspan="2"&gt;Subtotal&lt;/th&gt;</text:p>
      <text:p text:style-name="P1"><text:s text:c="12"/>&lt;th colspan="2"&gt;{{ subtotal_cart|number_format(2, '.', ',') }} zł&lt;/th&gt;</text:p>
      <text:p text:style-name="P1"><text:s text:c="8"/>&lt;/tr&gt;</text:p>
      <text:p text:style-name="P1"><text:s text:c="8"/>&lt;tr&gt;</text:p>
      <text:p text:style-name="P1"><text:s text:c="12"/>&lt;th colspan="2"&gt;Shipping cost&lt;/th&gt;</text:p>
      <text:p text:style-name="P1"><text:s text:c="12"/>&lt;th colspan="2"&gt;{{ shipping_cost|number_format(2, '.', ',') }} zł&lt;/th&gt;</text:p>
      <text:p text:style-name="P1"><text:s text:c="8"/>&lt;/tr&gt;</text:p>
      <text:p text:style-name="P1"><text:s text:c="8"/>&lt;tr class="success"&gt;</text:p>
      <text:p text:style-name="P1"><text:s text:c="12"/>&lt;th colspan="2"&gt;&lt;h4&gt;Total&lt;/h4&gt;&lt;/th&gt;</text:p>
      <text:p text:style-name="P1"><text:s text:c="12"/>{%set total_cart = subtotal_cart + shipping_cost %}</text:p>
      <text:p text:style-name="P1"><text:s text:c="12"/>&lt;th colspan="2"&gt;&lt;h4&gt;{{ total_cart|number_format(2, '.', ',') }} zł&lt;/h4&gt;&lt;/th&gt;</text:p>
      <text:p text:style-name="P1"><text:s text:c="8"/>&lt;/tr&gt;</text:p>
      <text:p text:style-name="P1"><text:s text:c="4"/>&lt;/tfoot&gt;</text:p>
      <text:p text:style-name="P1">&lt;/table&gt;</text:p>
      <text:p text:style-name="P1"/>
      <text:p text:style-name="P1">3. Uaktualnienie kontrolera:</text:p>
      <text:p text:style-name="P19">shop/src/Application/ShopBundle/Controller/OrderController.php </text:p>
      <text:p text:style-name="P1">...</text:p>
      <text:p text:style-name="P1"><text:s text:c="4"/>public function checkoutAction()</text:p>
      <text:p text:style-name="P1"><text:s text:c="4"/>{</text:p>
      <text:p text:style-name="P1"><text:s text:c="8"/>$entity = new Transaction();</text:p>
      <text:p text:style-name="P1"><text:s text:c="8"/>$form = $this-&gt;createCreateForm($entity);</text:p>
      <text:p text:style-name="P1"><text:s text:c="8"/></text:p>
      <text:p text:style-name="P4"><text:s text:c="8"/>$session = $this-&gt;getRequest()-&gt;getSession();</text:p>
      <text:p text:style-name="P4"><text:s text:c="8"/></text:p>
      <text:p text:style-name="P4"><text:s text:c="8"/>$result = $session-&gt;get('shipping_cost');</text:p>
      <text:p text:style-name="P4"><text:s text:c="8"/>$result ? $session-&gt;get('shipping_cost') : 0 ;</text:p>
      <text:p text:style-name="P4"><text:s text:c="8"/></text:p>
      <text:p text:style-name="P4"><text:s text:c="8"/>if(!$session-&gt;get('product_cart')){</text:p>
      <text:p text:style-name="P4"><text:s text:c="12"/>return $this-&gt;redirect($this-&gt;generateUrl('application_order_cart'));</text:p>
      <text:p text:style-name="P4"><text:s text:c="8"/>}</text:p>
      <text:p text:style-name="P1"><text:s text:c="8"/></text:p>
      <text:p text:style-name="P1"><text:s text:c="8"/>return $this-&gt;render('ApplicationShopBundle:Order:checkout.html.twig', array(</text:p>
      <text:p text:style-name="P1"><text:s text:c="12"/>'entity' =&gt; $entity,</text:p>
      <text:p text:style-name="P1"><text:s text:c="12"/>'form' <text:s text:c="2"/>=&gt; $form-&gt;createView(),</text:p>
      <text:p text:style-name="P1"><text:s text:c="11"/><text:span text:style-name="T2"><text:s/>'shipping_cost' =&gt; $result,</text:span></text:p>
      <text:p text:style-name="P1"><text:s text:c="8"/>));</text:p>
      <text:p text:style-name="P1"><text:s text:c="4"/>}</text:p>
      <text:p text:style-name="P1"/>
      <text:p text:style-name="P1"><text:s text:c="4"/>public function createAction(Request $request)</text:p>
      <text:p text:style-name="P1"><text:s text:c="4"/>{</text:p>
      <text:p text:style-name="P1"><text:s text:c="8"/>$entity = new Transaction();</text:p>
      <text:p text:style-name="P1"><text:s text:c="8"/>$form = $this-&gt;createCreateForm($entity);</text:p>
      <text:p text:style-name="P1"><text:s text:c="8"/>$form-&gt;handleRequest($request);</text:p>
      <text:p text:style-name="P1"><text:s text:c="8"/></text:p>
      <text:p text:style-name="P1"><text:s text:c="8"/>$session = $this-&gt;getRequest()-&gt;getSession();</text:p>
      <text:p text:style-name="P1"><text:s text:c="8"/></text:p>
      <text:p text:style-name="P1"><text:s text:c="8"/><text:span text:style-name="T2">$result = $session-&gt;get('shipping_cost');</text:span></text:p>
      <text:p text:style-name="P4"><text:s text:c="8"/>$result ? $session-&gt;get('shipping_cost') : 0 ;</text:p>
      <text:p text:style-name="P1"><text:soft-page-break/><text:s text:c="8"/></text:p>
      <text:p text:style-name="P4"><text:s text:c="8"/>if ($request-&gt;isXmlHttpRequest()) {</text:p>
      <text:p text:style-name="P4"><text:s text:c="12"/></text:p>
      <text:p text:style-name="P4"><text:s text:c="12"/>//$session-&gt;remove('shipping_cost');</text:p>
      <text:p text:style-name="P4"><text:s text:c="12"/>$session-&gt;set('shipping_cost', $this-&gt;getRequest()-&gt;get('shipping_cost'));</text:p>
      <text:p text:style-name="P4"><text:s text:c="12"/>$result = $session-&gt;get('shipping_cost');</text:p>
      <text:p text:style-name="P4"><text:s text:c="12"/></text:p>
      <text:p text:style-name="P4"><text:s text:c="12"/>return $this-&gt;render('ApplicationShopBundle:Order:_cartAjax.html.twig', array(</text:p>
      <text:p text:style-name="P4"><text:s text:c="16"/>'shipping_cost' =&gt; $result,</text:p>
      <text:p text:style-name="P4"><text:s text:c="12"/>));</text:p>
      <text:p text:style-name="P4"><text:s text:c="8"/>}</text:p>
      <text:p text:style-name="P1"><text:s text:c="8"/></text:p>
      <text:p text:style-name="P1"><text:s text:c="8"/>$products = $session-&gt;get('product_cart');</text:p>
      <text:p text:style-name="P1"><text:s text:c="8"/></text:p>
      <text:p text:style-name="P1"><text:s text:c="8"/>if (!$products) {</text:p>
      <text:p text:style-name="P1"><text:s text:c="12"/>return $this-&gt;redirect($this-&gt;generateUrl('application_order_cart'));</text:p>
      <text:p text:style-name="P1"><text:s text:c="8"/>}</text:p>
      <text:p text:style-name="P1"><text:s text:c="8"/></text:p>
      <text:p text:style-name="P1"><text:s text:c="8"/>if ($form-&gt;isValid()) {</text:p>
      <text:p text:style-name="P1"><text:s text:c="12"/>$em = $this-&gt;getDoctrine()-&gt;getManager();</text:p>
      <text:p text:style-name="P1"/>
      <text:p text:style-name="P1"><text:s text:c="12"/>$transaction_quantity = null;</text:p>
      <text:p text:style-name="P1"><text:s text:c="12"/>$transaction_subtotal = null;</text:p>
      <text:p text:style-name="P1"><text:s text:c="12"/></text:p>
      <text:p text:style-name="P1"><text:s text:c="12"/>foreach ($products as $product) {</text:p>
      <text:p text:style-name="P1"><text:s text:c="16"/>$p = $em-&gt;getRepository('ApplicationShopBundle:Product')-&gt;find($product['id']);</text:p>
      <text:p text:style-name="P1"/>
      <text:p text:style-name="P1"><text:s text:c="16"/>$product_transaction = new ProductTransaction();</text:p>
      <text:p text:style-name="P1"><text:s text:c="16"/>$product_transaction-&gt;setProduct($p);</text:p>
      <text:p text:style-name="P1"><text:s text:c="16"/>$product_transaction-&gt;setTransaction($entity);</text:p>
      <text:p text:style-name="P1"><text:s text:c="16"/>$product_transaction-&gt;setQuantity($product['quantity']);</text:p>
      <text:p text:style-name="P1"><text:s text:c="16"/></text:p>
      <text:p text:style-name="P1"><text:s text:c="16"/>$em-&gt;persist($product_transaction);</text:p>
      <text:p text:style-name="P1"><text:s text:c="16"/></text:p>
      <text:p text:style-name="P1"><text:s text:c="16"/>$transaction_quantity += $product['quantity'];</text:p>
      <text:p text:style-name="P1"><text:s text:c="16"/>$transaction_subtotal += $product['subtotal'];</text:p>
      <text:p text:style-name="P1"><text:s text:c="12"/>}</text:p>
      <text:p text:style-name="P1"><text:s text:c="12"/></text:p>
      <text:p text:style-name="P1"><text:s text:c="12"/>$entity-&gt;setQuantity($transaction_quantity);</text:p>
      <text:p text:style-name="P1"><text:s text:c="12"/>$entity-&gt;setSubtotal($transaction_subtotal);</text:p>
      <text:p text:style-name="P1"><text:s text:c="12"/>$entity-&gt;setShippingCost(<text:span text:style-name="T2">$result</text:span>);</text:p>
      <text:p text:style-name="P1"><text:s text:c="12"/>$entity-&gt;setTotal($transaction_subtotal + $entity-&gt;getShippingCost());</text:p>
      <text:p text:style-name="P1"><text:s text:c="12"/>$entity-&gt;setStatus(1);</text:p>
      <text:p text:style-name="P1"><text:s text:c="12"/></text:p>
      <text:p text:style-name="P1"><text:s text:c="12"/>$em-&gt;persist($entity);</text:p>
      <text:p text:style-name="P1"><text:s text:c="12"/>$em-&gt;flush();</text:p>
      <text:p text:style-name="P1"><text:s text:c="12"/></text:p>
      <text:p text:style-name="P1"><text:s text:c="12"/><text:span text:style-name="T2">$session-&gt;remove('shipping_cost');</text:span></text:p>
      <text:p text:style-name="P1"><text:s text:c="12"/>$session-&gt;remove('product_cart');</text:p>
      <text:p text:style-name="P1"><text:s text:c="12"/>return $this-&gt;redirect($this-&gt;generateUrl('application_order_checkout_complete', array('id' =&gt; $entity-&gt;getId())));</text:p>
      <text:p text:style-name="P1"><text:s text:c="8"/>}</text:p>
      <text:p text:style-name="P1"/>
      <text:p text:style-name="P1"><text:s text:c="8"/>return $this-&gt;render('ApplicationShopBundle:Order:checkout.html.twig', array(</text:p>
      <text:p text:style-name="P1"><text:s text:c="12"/>'entity' =&gt; $entity,</text:p>
      <text:p text:style-name="P1"><text:s text:c="12"/>'form' <text:s text:c="2"/>=&gt; $form-&gt;createView(),</text:p>
      <text:p text:style-name="P1"><text:s text:c="12"/><text:span text:style-name="T2">'shipping_cost' =&gt; $result,</text:span></text:p>
      <text:p text:style-name="P1"><text:s text:c="8"/>));</text:p>
      <text:p text:style-name="P1"><text:s text:c="4"/>}</text:p>
      <text:p text:style-name="P2"/>
      <text:p text:style-name="P2"/>
      <text:p text:style-name="P1"/>
      <text:p text:style-name="P1"><text:soft-page-break/>4. Uaktualnienie template:</text:p>
      <text:p text:style-name="P19">shop/src/Application/ShopBundle/Resources/views/Order/checkout.html.twig </text:p>
      <text:p text:style-name="P19">...</text:p>
      <text:p text:style-name="P1">{% block javascripts %}</text:p>
      <text:p text:style-name="P1"><text:s text:c="4"/></text:p>
      <text:p text:style-name="P1">&lt;script type="text/javascript"&gt;</text:p>
      <text:p text:style-name="P1">$(document).ready(function()</text:p>
      <text:p text:style-name="P1">{</text:p>
      <text:p text:style-name="P1"><text:s text:c="4"/></text:p>
      <text:p text:style-name="P1"><text:s text:c="4"/>{# $( "#application_shopbundle_checkout_shipping_method :radio" ).click(function () { #}</text:p>
      <text:p text:style-name="P1"><text:s text:c="4"/>$( "#application_shopbundle_checkout_shipping_method :radio" ).on( "click", function() {</text:p>
      <text:p text:style-name="P1"><text:s text:c="4"/>{# $( "#application_shopbundle_checkout_shipping_method :radio" ).live( "click", function() { #}</text:p>
      <text:p text:style-name="P1"/>
      <text:p text:style-name="P1"><text:s text:c="8"/>var price;</text:p>
      <text:p text:style-name="P1"/>
      <text:p text:style-name="P1"><text:s text:c="8"/>switch ( $( "input[type=radio]:checked" ).attr("id") ) {</text:p>
      <text:p text:style-name="P1"><text:s text:c="12"/>case "application_shopbundle_checkout_shipping_method_0" :</text:p>
      <text:p text:style-name="P1"><text:s text:c="16"/>//$( "#log" ).html( 10.00 + " zł!" );</text:p>
      <text:p text:style-name="P1"><text:s text:c="16"/>price = 10;</text:p>
      <text:p text:style-name="P1"><text:s text:c="16"/>break;</text:p>
      <text:p text:style-name="P1"><text:s text:c="12"/>case "application_shopbundle_checkout_shipping_method_1" :</text:p>
      <text:p text:style-name="P1"><text:s text:c="16"/>//$( "#log" ).html( 6.90 + " zł!" );</text:p>
      <text:p text:style-name="P1"><text:s text:c="16"/>price = 6.9;</text:p>
      <text:p text:style-name="P1"><text:s text:c="16"/>break;</text:p>
      <text:p text:style-name="P1"><text:s text:c="12"/>case "application_shopbundle_checkout_shipping_method_2" :</text:p>
      <text:p text:style-name="P1"><text:s text:c="16"/>//$( "#log" ).html( 0.00 + " zł!" );</text:p>
      <text:p text:style-name="P1"><text:s text:c="16"/>price = 0;</text:p>
      <text:p text:style-name="P1"><text:s text:c="16"/>break;</text:p>
      <text:p text:style-name="P1"><text:s text:c="12"/>default:</text:p>
      <text:p text:style-name="P1"><text:s text:c="16"/>//$( "#log" ).html( 0.00 + " zł!" );</text:p>
      <text:p text:style-name="P1"><text:s text:c="16"/>price = 0;</text:p>
      <text:p text:style-name="P1"><text:s text:c="8"/>}</text:p>
      <text:p text:style-name="P1"><text:s text:c="8"/></text:p>
      <text:p text:style-name="P1"><text:s text:c="8"/>{#</text:p>
      <text:p text:style-name="P1"><text:s text:c="8"/>$('#loader').show();</text:p>
      <text:p text:style-name="P1"><text:s text:c="8"/></text:p>
      <text:p text:style-name="P1"><text:s text:c="8"/>$('#result_cart').load(</text:p>
      <text:p text:style-name="P1"><text:s text:c="12"/>"{{ path('application_order_checkout_create') }}",</text:p>
      <text:p text:style-name="P1"><text:s text:c="12"/>{ shipping_cost: price },</text:p>
      <text:p text:style-name="P1"><text:s text:c="12"/>function() {</text:p>
      <text:p text:style-name="P1"><text:s text:c="16"/>$('#loader').hide();</text:p>
      <text:p text:style-name="P1"><text:s text:c="12"/>}</text:p>
      <text:p text:style-name="P1"><text:s text:c="8"/>);</text:p>
      <text:p text:style-name="P1"><text:s text:c="8"/>#}</text:p>
      <text:p text:style-name="P1"><text:s text:c="36"/></text:p>
      <text:p text:style-name="P1"><text:s text:c="8"/>$.ajax({</text:p>
      <text:p text:style-name="P1"><text:s text:c="12"/>type <text:s text:c="3"/>: "POST", //jeśli nie ustawimy type to dane zostaną domyślnie wysłane metodą GET</text:p>
      <text:p text:style-name="P1"><text:s text:c="12"/>url <text:s text:c="4"/>: "{{ path('application_order_checkout_create') }}",</text:p>
      <text:p text:style-name="P1"><text:s text:c="12"/>data <text:s text:c="3"/>: {</text:p>
      <text:p text:style-name="P1"><text:s text:c="16"/>shipping_cost: price</text:p>
      <text:p text:style-name="P1"><text:s text:c="12"/>},</text:p>
      <text:p text:style-name="P1"/>
      <text:p text:style-name="P1"><text:s text:c="12"/>beforeSend: function() {</text:p>
      <text:p text:style-name="P1"><text:s text:c="16"/>//$("#loader").show();</text:p>
      <text:p text:style-name="P1"><text:s text:c="16"/>$("#result_cart").addClass("loader");</text:p>
      <text:p text:style-name="P1"><text:s text:c="12"/>},</text:p>
      <text:p text:style-name="P1"/>
      <text:p text:style-name="P1"><text:s text:c="12"/>success: function(msg) {</text:p>
      <text:p text:style-name="P1"><text:s text:c="16"/>$("#result_cart").html(msg);</text:p>
      <text:p text:style-name="P1"><text:s text:c="12"/>},</text:p>
      <text:p text:style-name="P1"/>
      <text:p text:style-name="P1"><text:s text:c="12"/>complete: function() {</text:p>
      <text:p text:style-name="P1"><text:soft-page-break/><text:s text:c="16"/>//$("#loader").hide();</text:p>
      <text:p text:style-name="P1"><text:s text:c="16"/>$("#result_cart").removeClass("loader");</text:p>
      <text:p text:style-name="P1"><text:s text:c="12"/>},</text:p>
      <text:p text:style-name="P1"/>
      <text:p text:style-name="P1"><text:s text:c="12"/>error: function(error) {</text:p>
      <text:p text:style-name="P1"><text:s text:c="16"/>alert("Error");</text:p>
      <text:p text:style-name="P1"><text:s text:c="12"/>}</text:p>
      <text:p text:style-name="P1"><text:s text:c="8"/>});</text:p>
      <text:p text:style-name="P1"/>
      <text:p text:style-name="P1"><text:s text:c="4"/>});</text:p>
      <text:p text:style-name="P1"/>
      <text:p text:style-name="P1">});</text:p>
      <text:p text:style-name="P1">&lt;/script&gt;</text:p>
      <text:p text:style-name="P1"><text:s text:c="4"/></text:p>
      <text:p text:style-name="P1">{% endblock %}</text:p>
      <text:p text:style-name="P1"/>
      <text:p text:style-name="P1"><text:s text:c="8"/>&lt;div class="col-md-4"&gt;</text:p>
      <text:p text:style-name="P1"><text:s text:c="12"/>&lt;div <text:span text:style-name="T2">id="result_cart"</text:span> class="table-responsive"&gt;</text:p>
      <text:p text:style-name="P4"><text:s text:c="16"/>{# {% include 'ApplicationShopBundle:Order:_cartAjax.html.twig' with { 'shipping_cost': shipping_cost } %}#}</text:p>
      <text:p text:style-name="P4"><text:s text:c="16"/>{{ include('ApplicationShopBundle:Order:_cartAjax.html.twig', { 'shipping_cost': shipping_cost }) }}</text:p>
      <text:p text:style-name="P4"/>
      <text:p text:style-name="P5"><text:s text:c="16"/>&lt;table class="table"&gt;</text:p>
      <text:p text:style-name="P5"><text:s text:c="20"/>&lt;thead&gt;</text:p>
      <text:p text:style-name="P5"><text:s text:c="24"/>&lt;tr&gt;</text:p>
      <text:p text:style-name="P5"><text:s text:c="28"/>&lt;th&gt;Product&lt;/th&gt;</text:p>
      <text:p text:style-name="P5"><text:s text:c="28"/>&lt;th&gt;Quantity&lt;/th&gt;</text:p>
      <text:p text:style-name="P5"><text:s text:c="28"/>&lt;th style="width: 120px;"&gt;Subtotal&lt;/th&gt;</text:p>
      <text:p text:style-name="P5"><text:tab/> <text:s text:c="3"/><text:tab/><text:tab/>&lt;/tr&gt;</text:p>
      <text:p text:style-name="P5"><text:s text:c="20"/>&lt;/thead&gt;</text:p>
      <text:p text:style-name="P5"><text:s text:c="20"/>&lt;tbody&gt;</text:p>
      <text:p text:style-name="P5"><text:s text:c="20"/>{% set subtotal_cart = null %}</text:p>
      <text:p text:style-name="P5"><text:s text:c="20"/>{% for product in app.session.get('product_cart') %}</text:p>
      <text:p text:style-name="P5"><text:s text:c="20"/>&lt;tr&gt;</text:p>
      <text:p text:style-name="P5"><text:s text:c="24"/>&lt;td&gt;&lt;a href="{{ path('application_product_show', { 'id': product.id, 'title': product.titleslug }) }}"&gt;{{ product.title|raw }}&lt;/a&gt;&lt;/td&gt;</text:p>
      <text:p text:style-name="P5"><text:s text:c="24"/>&lt;td&gt;{{ product.quantity }}&lt;/td&gt;</text:p>
      <text:p text:style-name="P5"><text:s text:c="24"/>&lt;td&gt;{{ product.subtotal|number_format(2, '.', ',') }} zł&lt;/td&gt;</text:p>
      <text:p text:style-name="P5"><text:s text:c="24"/>{% set subtotal_cart = subtotal_cart + product.subtotal %}</text:p>
      <text:p text:style-name="P5"><text:s text:c="20"/>&lt;/tr&gt;</text:p>
      <text:p text:style-name="P5"><text:s text:c="20"/>{% endfor %}</text:p>
      <text:p text:style-name="P5"><text:s text:c="20"/>&lt;/tbody&gt;</text:p>
      <text:p text:style-name="P5"><text:s text:c="20"/>&lt;tfoot&gt;</text:p>
      <text:p text:style-name="P5"><text:s text:c="24"/>&lt;tr&gt;</text:p>
      <text:p text:style-name="P5"><text:s text:c="28"/>&lt;th colspan="2"&gt;Subtotal&lt;/th&gt;</text:p>
      <text:p text:style-name="P5"><text:s text:c="28"/>&lt;th colspan="2"&gt;{{ subtotal_cart|number_format(2, '.', ',') }} zł&lt;/th&gt;</text:p>
      <text:p text:style-name="P5"><text:tab/> <text:s text:c="3"/><text:tab/><text:tab/>&lt;/tr&gt;</text:p>
      <text:p text:style-name="P5"><text:s text:c="24"/>&lt;tr&gt;</text:p>
      <text:p text:style-name="P5"><text:s text:c="28"/>&lt;th colspan="2"&gt;Shipping cost&lt;/th&gt;</text:p>
      <text:p text:style-name="P5"><text:s text:c="28"/>&lt;th colspan="2"&gt; 0.00 zł&lt;/th&gt;</text:p>
      <text:p text:style-name="P5"><text:tab/> <text:s text:c="3"/><text:tab/><text:tab/>&lt;/tr&gt;</text:p>
      <text:p text:style-name="P5"><text:s text:c="24"/>&lt;tr class="success"&gt;</text:p>
      <text:p text:style-name="P5"><text:s text:c="28"/>&lt;th colspan="2"&gt;&lt;h4&gt;Total&lt;/h4&gt;&lt;/th&gt;</text:p>
      <text:p text:style-name="P5"><text:s text:c="28"/>&lt;th colspan="2"&gt;&lt;h4&gt;{{ subtotal_cart|number_format(2, '.', ',') }} zł&lt;/h4&gt;&lt;/th&gt;</text:p>
      <text:p text:style-name="P5"><text:tab/> <text:s text:c="3"/><text:tab/><text:tab/>&lt;/tr&gt;</text:p>
      <text:p text:style-name="P5"><text:s text:c="20"/>&lt;/tfoot&gt;</text:p>
      <text:p text:style-name="P5"><text:s text:c="16"/>&lt;/table&gt;</text:p>
      <text:p text:style-name="P1"><text:s text:c="12"/>&lt;/div&gt;</text:p>
      <text:p text:style-name="P1"><text:s text:c="12"/>&lt;hr/&gt;</text:p>
      <text:p text:style-name="P1"><text:s text:c="12"/>{{ form_widget(form.submit, { 'attr': {'class': 'btn btn-primary btn-lg'} }) }}</text:p>
      <text:p text:style-name="P1"><text:s text:c="8"/>&lt;/div&gt; <text:s text:c="3"/></text:p>
      <text:p text:style-name="P19"/>
      <text:h text:style-name="P21" text:outline-level="1"><text:soft-page-break/>How to use validation groups in Symfony</text:h>
      <text:p text:style-name="P19">http://marcjuch.li/blog/2013/04/21/how-to-use-validation-groups-in-symfony/</text:p>
      <text:p text:style-name="P20">Włączenie i wyłączenie walidacji <text:s/><text:span text:style-name="T8">Shipping address</text:span></text:p>
      <text:p text:style-name="P1">Do formularza dodamy nowy przycisk chekbox o nazwie different_shipping_address. Po wciśnięciu którego trzeba będzie usupełnić posostałą część formularza poniewarz będzie włączona walidacja dla <text:span text:style-name="T8">Shipping address</text:span>.</text:p>
      <text:p text:style-name="P1"/>
      <text:p text:style-name="P1">1. Ustawiamy w pliku konfiguracyjnym</text:p>
      <text:p text:style-name="P19">shop/src/Application/ShopBundle/Resources/config/doctrine/Transaction.orm.yml </text:p>
      <text:p text:style-name="P1">...</text:p>
      <text:p text:style-name="P6"><text:s text:c="2"/>lifecycleCallbacks:</text:p>
      <text:p text:style-name="P6"><text:s text:c="4"/>prePersist: [ setCreatedAtValue, <text:span text:style-name="T2">setShippingData</text:span> ]</text:p>
      <text:p text:style-name="P6"><text:s text:c="4"/><text:span text:style-name="T2">preUpdate: [ setShippingData ]</text:span></text:p>
      <text:p text:style-name="P1"/>
      <text:p text:style-name="P1">i tworzymy nową klasę:</text:p>
      <text:p text:style-name="P1"/>
      <text:p text:style-name="P7"><text:tab/><text:span text:style-name="T11">php app/console doctrine:generate:entities ApplicationShopBundle</text:span></text:p>
      <text:p text:style-name="P1"/>
      <text:p text:style-name="P1">2. Dodanie nowych metod oraz walidacji:</text:p>
      <text:p text:style-name="P1"/>
      <text:p text:style-name="P4">setDifferentShippingAddress($differentShippingAddress)</text:p>
      <text:p text:style-name="P4">getDifferentShippingAddress()</text:p>
      <text:p text:style-name="P4">setShippingData() <text:span text:style-name="T9">- wygienerowany po wykonaniu komendy z punktu 1. Do metody musimy dodać warunek.</text:span></text:p>
      <text:p text:style-name="P4"/>
      <text:p text:style-name="P19">shop/src/Application/ShopBundle/Entity/Transaction.php</text:p>
      <text:p text:style-name="P19">&lt;?php</text:p>
      <text:p text:style-name="P19">...</text:p>
      <text:p text:style-name="P19">use Symfony\Component\Validator\Mapping\ClassMetadata;</text:p>
      <text:p text:style-name="P19">use Symfony\Component\Validator\Constraints\NotBlank;</text:p>
      <text:p text:style-name="P26">use Symfony\Component\Validator\Constraints as Assert;</text:p>
      <text:p text:style-name="P19">/**</text:p>
      <text:p text:style-name="P19"><text:s/>* Transaction</text:p>
      <text:p text:style-name="P19"><text:s/>*/</text:p>
      <text:p text:style-name="P19">class Transaction</text:p>
      <text:p text:style-name="P19">{</text:p>
      <text:p text:style-name="P19">....</text:p>
      <text:p text:style-name="P1"><text:s text:c="4"/>/**</text:p>
      <text:p text:style-name="P1"><text:s text:c="5"/>* @var integer</text:p>
      <text:p text:style-name="P1"><text:s text:c="5"/>*/</text:p>
      <text:p text:style-name="P1"><text:s text:c="4"/><text:span text:style-name="T2">private $different_shipping_address;</text:span></text:p>
      <text:p text:style-name="P1"><text:s text:c="4"/></text:p>
      <text:p text:style-name="P1"><text:s text:c="4"/>/**</text:p>
      <text:p text:style-name="P1"><text:s text:c="5"/>* Set different_shipping_address</text:p>
      <text:p text:style-name="P1"><text:s text:c="5"/>*</text:p>
      <text:p text:style-name="P1"><text:s text:c="5"/>* @param integer $differentShippingAddress</text:p>
      <text:p text:style-name="P1"><text:s text:c="5"/>* @return Transaction</text:p>
      <text:p text:style-name="P1"><text:s text:c="5"/>*/</text:p>
      <text:p text:style-name="P1"><text:s text:c="4"/><text:span text:style-name="T2">public function setDifferentShippingAddress($differentShippingAddress)</text:span></text:p>
      <text:p text:style-name="P1"><text:s text:c="4"/>{</text:p>
      <text:p text:style-name="P1"><text:s text:c="8"/>$this-&gt;different_shipping_address = $differentShippingAddress;</text:p>
      <text:p text:style-name="P1"><text:s text:c="8"/></text:p>
      <text:p text:style-name="P1"><text:s text:c="8"/>return $this;</text:p>
      <text:p text:style-name="P1"><text:s text:c="4"/>}</text:p>
      <text:p text:style-name="P1"><text:s text:c="4"/></text:p>
      <text:p text:style-name="P1"><text:soft-page-break/><text:s text:c="4"/>/**</text:p>
      <text:p text:style-name="P1"><text:s text:c="5"/>* Get different_shipping_address</text:p>
      <text:p text:style-name="P1"><text:s text:c="5"/>*</text:p>
      <text:p text:style-name="P1"><text:s text:c="5"/>* @return integer</text:p>
      <text:p text:style-name="P1"><text:s text:c="5"/>*/</text:p>
      <text:p text:style-name="P1"><text:s text:c="4"/><text:span text:style-name="T2">public function getDifferentShippingAddress()</text:span></text:p>
      <text:p text:style-name="P1"><text:s text:c="4"/>{</text:p>
      <text:p text:style-name="P1"><text:s text:c="8"/>return $this-&gt;different_shipping_address;</text:p>
      <text:p text:style-name="P1"><text:s text:c="4"/>}</text:p>
      <text:p text:style-name="P1"><text:s text:c="4"/></text:p>
      <text:p text:style-name="P1"/>
      <text:p text:style-name="P4"><text:s text:c="4"/>/**</text:p>
      <text:p text:style-name="P4"><text:s text:c="5"/>* @ORM\PrePersist</text:p>
      <text:p text:style-name="P4"><text:s text:c="5"/>*/</text:p>
      <text:p text:style-name="P4"><text:s text:c="4"/>public function setShippingData()</text:p>
      <text:p text:style-name="P4"><text:s text:c="4"/>{</text:p>
      <text:p text:style-name="P4"><text:s text:c="8"/>// Add your code here</text:p>
      <text:p text:style-name="P4"><text:s text:c="8"/>if(!$this-&gt;different_shipping_address)</text:p>
      <text:p text:style-name="P4"><text:s text:c="8"/>{</text:p>
      <text:p text:style-name="P4"><text:s text:c="12"/>$this-&gt;shipping_firstname = $this-&gt;billing_firstname;</text:p>
      <text:p text:style-name="P4"><text:s text:c="12"/>$this-&gt;shipping_lastname = $this-&gt;billing_lastname;</text:p>
      <text:p text:style-name="P4"><text:s text:c="12"/>$this-&gt;shipping_address = $this-&gt;billing_address;</text:p>
      <text:p text:style-name="P4"><text:s text:c="12"/>$this-&gt;shipping_city = $this-&gt;billing_city;</text:p>
      <text:p text:style-name="P4"><text:s text:c="12"/>$this-&gt;shipping_country = $this-&gt;billing_country;</text:p>
      <text:p text:style-name="P4"><text:s text:c="12"/>$this-&gt;shipping_zipcode = $this-&gt;billing_zipcode;</text:p>
      <text:p text:style-name="P4"><text:s text:c="8"/>}</text:p>
      <text:p text:style-name="P4"><text:s text:c="4"/>}</text:p>
      <text:p text:style-name="P1"><text:s text:c="4"/></text:p>
      <text:p text:style-name="P1"><text:s text:c="4"/>public static function loadValidatorMetadata(ClassMetadata $metadata)</text:p>
      <text:p text:style-name="P1"><text:s text:c="4"/>{</text:p>
      <text:p text:style-name="P1"><text:s text:c="8"/>$metadata-&gt;addPropertyConstraint('email', new NotBlank());</text:p>
      <text:p text:style-name="P1"><text:s text:c="8"/></text:p>
      <text:p text:style-name="P1"><text:s text:c="8"/>$metadata-&gt;addPropertyConstraint('billing_firstname', new NotBlank());</text:p>
      <text:p text:style-name="P1"><text:s text:c="8"/>$metadata-&gt;addPropertyConstraint('billing_lastname', new NotBlank());</text:p>
      <text:p text:style-name="P1"><text:s text:c="8"/>$metadata-&gt;addPropertyConstraint('billing_address', new NotBlank());</text:p>
      <text:p text:style-name="P1"><text:s text:c="8"/>$metadata-&gt;addPropertyConstraint('billing_city', new NotBlank());</text:p>
      <text:p text:style-name="P1"><text:s text:c="8"/>$metadata-&gt;addPropertyConstraint('billing_country', new NotBlank());</text:p>
      <text:p text:style-name="P1"><text:s text:c="8"/>$metadata-&gt;addPropertyConstraint('billing_zipcode', new NotBlank());</text:p>
      <text:p text:style-name="P1"><text:s text:c="8"/></text:p>
      <text:p text:style-name="P1"><text:s text:c="8"/><text:span text:style-name="T2">$metadata-&gt;addPropertyConstraint('shipping_firstname', new Assert\NotBlank(array(</text:span></text:p>
      <text:p text:style-name="P4"><text:s text:c="12"/>'groups' =&gt; array('different_shipping_address'),</text:p>
      <text:p text:style-name="P4"><text:s text:c="8"/>)));</text:p>
      <text:p text:style-name="P4"><text:s text:c="8"/>$metadata-&gt;addPropertyConstraint('shipping_lastname', new Assert\NotBlank(array(</text:p>
      <text:p text:style-name="P4"><text:s text:c="12"/>'groups' =&gt; array('different_shipping_address'),</text:p>
      <text:p text:style-name="P4"><text:s text:c="8"/>)));</text:p>
      <text:p text:style-name="P4"><text:s text:c="8"/>$metadata-&gt;addPropertyConstraint('shipping_address', new Assert\NotBlank(array(</text:p>
      <text:p text:style-name="P4"><text:s text:c="12"/>'groups' =&gt; array('different_shipping_address'),</text:p>
      <text:p text:style-name="P4"><text:s text:c="8"/>)));</text:p>
      <text:p text:style-name="P4"><text:s text:c="8"/>$metadata-&gt;addPropertyConstraint('shipping_city', new Assert\NotBlank(array(</text:p>
      <text:p text:style-name="P4"><text:s text:c="12"/>'groups' =&gt; array('different_shipping_address'),</text:p>
      <text:p text:style-name="P4"><text:s text:c="8"/>)));</text:p>
      <text:p text:style-name="P4"><text:s text:c="8"/>$metadata-&gt;addPropertyConstraint('shipping_country', new Assert\NotBlank(array(</text:p>
      <text:p text:style-name="P4"><text:s text:c="12"/>'groups' =&gt; array('different_shipping_address'),</text:p>
      <text:p text:style-name="P4"><text:s text:c="8"/>)));</text:p>
      <text:p text:style-name="P4"><text:s text:c="8"/>$metadata-&gt;addPropertyConstraint('shipping_zipcode', new Assert\NotBlank(array(</text:p>
      <text:p text:style-name="P4"><text:s text:c="12"/>'groups' =&gt; array('different_shipping_address'),</text:p>
      <text:p text:style-name="P4"><text:s text:c="8"/>)));</text:p>
      <text:p text:style-name="P1"><text:s text:c="8"/></text:p>
      <text:p text:style-name="P1"><text:s text:c="8"/>$metadata-&gt;addPropertyConstraint('payment_method', new NotBlank());</text:p>
      <text:p text:style-name="P1"><text:s text:c="8"/>$metadata-&gt;addPropertyConstraint('shipping_method', new NotBlank());</text:p>
      <text:p text:style-name="P1"><text:s text:c="4"/>}</text:p>
      <text:p text:style-name="P4"/>
      <text:p text:style-name="P1"/>
      <text:p text:style-name="P1"><text:soft-page-break/>3. Dodanie nowego pola do formularza:</text:p>
      <text:p text:style-name="P19">shop/src/Application/ShopBundle/Form/CheckoutType.php </text:p>
      <text:p text:style-name="P1">&lt;?php</text:p>
      <text:p text:style-name="P1"/>
      <text:p text:style-name="P1">namespace Application\ShopBundle\Form;</text:p>
      <text:p text:style-name="P1"/>
      <text:p text:style-name="P1">use Symfony\Component\Form\AbstractType;</text:p>
      <text:p text:style-name="P1">use Symfony\Component\Form\FormBuilderInterface;</text:p>
      <text:p text:style-name="P1">use Symfony\Component\OptionsResolver\OptionsResolverInterface;</text:p>
      <text:p text:style-name="P1"/>
      <text:p text:style-name="P4">use Symfony\Component\Form\FormInterface;</text:p>
      <text:p text:style-name="P1"/>
      <text:p text:style-name="P1">class CheckoutType extends AbstractType</text:p>
      <text:p text:style-name="P1">{</text:p>
      <text:p text:style-name="P1"><text:s text:c="4"/>/**</text:p>
      <text:p text:style-name="P1"><text:s text:c="5"/>* @param FormBuilderInterface $builder</text:p>
      <text:p text:style-name="P1"><text:s text:c="5"/>* @param array $options</text:p>
      <text:p text:style-name="P1"><text:s text:c="5"/>*/</text:p>
      <text:p text:style-name="P1"><text:s text:c="4"/>public function buildForm(FormBuilderInterface $builder, array $options)</text:p>
      <text:p text:style-name="P1"><text:s text:c="4"/>{</text:p>
      <text:p text:style-name="P1"><text:s text:c="8"/>$builder</text:p>
      <text:p text:style-name="P1"><text:s text:c="12"/>-&gt;add('company')</text:p>
      <text:p text:style-name="P1"><text:s text:c="12"/>-&gt;add('email', null, array('label' =&gt; 'E-mail *'))</text:p>
      <text:p text:style-name="P1"><text:s text:c="12"/>-&gt;add('billing_firstname', null, array('label' =&gt; 'First name *'))</text:p>
      <text:p text:style-name="P1"><text:s text:c="12"/>-&gt;add('billing_lastname', null, array('label' =&gt; 'Last name *'))</text:p>
      <text:p text:style-name="P1"><text:s text:c="12"/>-&gt;add('billing_phone', null, array('label' =&gt; 'Phone'))</text:p>
      <text:p text:style-name="P1"><text:s text:c="12"/>-&gt;add('billing_fax', null, array('label' =&gt; 'Fax'))</text:p>
      <text:p text:style-name="P1"><text:s text:c="12"/>-&gt;add('billing_address', null, array('label' =&gt; 'Address *'))</text:p>
      <text:p text:style-name="P1"><text:s text:c="12"/>-&gt;add('billing_address2')</text:p>
      <text:p text:style-name="P1"><text:s text:c="12"/>-&gt;add('billing_city', null, array('label' =&gt; 'City *'))</text:p>
      <text:p text:style-name="P1"><text:s text:c="12"/>-&gt;add('billing_country', null, array('label' =&gt; 'Country *'))</text:p>
      <text:p text:style-name="P1"><text:s text:c="12"/>-&gt;add('billing_zipcode', null, array('label' =&gt; 'Zip/postal code *'))</text:p>
      <text:p text:style-name="P4"><text:s text:c="12"/>-&gt;add('different_shipping_address', 'checkbox', array(</text:p>
      <text:p text:style-name="P4"><text:s text:c="16"/>'label' =&gt; 'Ship to the different address',</text:p>
      <text:p text:style-name="P4"><text:s text:c="16"/>//'attr' =&gt; array('checked' =&gt; 'checked'),</text:p>
      <text:p text:style-name="P4"><text:s text:c="12"/>))</text:p>
      <text:p text:style-name="P1"><text:s text:c="12"/>-&gt;add('shipping_firstname')</text:p>
      <text:p text:style-name="P1"><text:s text:c="12"/>-&gt;add('shipping_lastname')</text:p>
      <text:p text:style-name="P1"><text:s text:c="12"/>-&gt;add('shipping_phone')</text:p>
      <text:p text:style-name="P1"><text:s text:c="12"/>-&gt;add('shipping_fax') <text:s text:c="3"/></text:p>
      <text:p text:style-name="P1"><text:s text:c="12"/>-&gt;add('shipping_address')</text:p>
      <text:p text:style-name="P1"><text:s text:c="12"/>-&gt;add('shipping_address2')</text:p>
      <text:p text:style-name="P1"><text:s text:c="12"/>-&gt;add('shipping_city')</text:p>
      <text:p text:style-name="P1"><text:s text:c="12"/>-&gt;add('shipping_country')</text:p>
      <text:p text:style-name="P1"><text:s text:c="12"/>-&gt;add('shipping_zipcode')</text:p>
      <text:p text:style-name="P1"><text:s text:c="12"/>//-&gt;add('payment_method')</text:p>
      <text:p text:style-name="P1"><text:s text:c="12"/>-&gt;add('payment_method', 'choice', array(</text:p>
      <text:p text:style-name="P1"><text:s text:c="16"/>'choices' =&gt; array(</text:p>
      <text:p text:style-name="P1"><text:s text:c="20"/>'bank-transfer' =&gt; 'Bank transfer', </text:p>
      <text:p text:style-name="P1"><text:s text:c="20"/>'payu' =&gt; 'PayU', </text:p>
      <text:p text:style-name="P1"><text:s text:c="20"/>'paypal' =&gt; 'PayPal', </text:p>
      <text:p text:style-name="P1"><text:s text:c="20"/>'cash-delivery' =&gt; 'Cash on delivery'</text:p>
      <text:p text:style-name="P1"><text:s text:c="16"/>),</text:p>
      <text:p text:style-name="P1"><text:s text:c="16"/>'expanded' =&gt; true</text:p>
      <text:p text:style-name="P1"><text:s text:c="12"/>))</text:p>
      <text:p text:style-name="P1"><text:s text:c="12"/>//-&gt;add('shipping_method')</text:p>
      <text:p text:style-name="P1"><text:s text:c="12"/>-&gt;add('shipping_method', 'choice', array(</text:p>
      <text:p text:style-name="P1"><text:s text:c="16"/>'choices' =&gt; array(</text:p>
      <text:p text:style-name="P1"><text:s text:c="20"/>'post' =&gt; 'Post 10.00 zł', </text:p>
      <text:p text:style-name="P1"><text:s text:c="20"/>'dhl' =&gt; 'DHL 6.90 zł', </text:p>
      <text:p text:style-name="P1"><text:s text:c="20"/>'reception-pack' =&gt; 'Reception pack 0.00 zł'</text:p>
      <text:p text:style-name="P1"><text:s text:c="16"/>),</text:p>
      <text:p text:style-name="P1"><text:soft-page-break/><text:s text:c="16"/>'expanded' =&gt; true</text:p>
      <text:p text:style-name="P1"><text:s text:c="12"/>))</text:p>
      <text:p text:style-name="P1"><text:s text:c="8"/>;</text:p>
      <text:p text:style-name="P1"><text:s text:c="4"/>}</text:p>
      <text:p text:style-name="P1"><text:s text:c="4"/></text:p>
      <text:p text:style-name="P1"><text:s text:c="4"/>/**</text:p>
      <text:p text:style-name="P1"><text:s text:c="5"/>* @param OptionsResolverInterface $resolver</text:p>
      <text:p text:style-name="P1"><text:s text:c="5"/>*/</text:p>
      <text:p text:style-name="P1"><text:s text:c="4"/>public function setDefaultOptions(OptionsResolverInterface $resolver)</text:p>
      <text:p text:style-name="P1"><text:s text:c="4"/>{</text:p>
      <text:p text:style-name="P1"><text:s text:c="8"/>$resolver-&gt;setDefaults(array(</text:p>
      <text:p text:style-name="P1"><text:s text:c="12"/>'data_class' =&gt; 'Application\ShopBundle\Entity\Transaction',</text:p>
      <text:p text:style-name="P4"><text:s text:c="12"/>'validation_groups' =&gt; function(FormInterface $form){</text:p>
      <text:p text:style-name="P4"><text:s text:c="16"/>$data = $form-&gt;getData();</text:p>
      <text:p text:style-name="P4"><text:s text:c="16"/>if ($data-&gt;getDifferentShippingAddress() == true) {</text:p>
      <text:p text:style-name="P4"><text:s text:c="20"/>return array('Default', 'different_shipping_address');</text:p>
      <text:p text:style-name="P4"><text:s text:c="16"/>} else {</text:p>
      <text:p text:style-name="P4"><text:s text:c="20"/>return array('Default');</text:p>
      <text:p text:style-name="P4"><text:s text:c="16"/>}</text:p>
      <text:p text:style-name="P4"><text:s text:c="12"/>}</text:p>
      <text:p text:style-name="P1"><text:s text:c="8"/>));</text:p>
      <text:p text:style-name="P1"><text:s text:c="4"/>}</text:p>
      <text:p text:style-name="P1"><text:s text:c="4"/>/**</text:p>
      <text:p text:style-name="P1"><text:s text:c="5"/>* @return string</text:p>
      <text:p text:style-name="P1"><text:s text:c="5"/>*/</text:p>
      <text:p text:style-name="P1"><text:s text:c="4"/>public function getName()</text:p>
      <text:p text:style-name="P1"><text:s text:c="4"/>{</text:p>
      <text:p text:style-name="P1"><text:s text:c="8"/>return 'application_shopbundle_checkout';</text:p>
      <text:p text:style-name="P1"><text:s text:c="4"/>}</text:p>
      <text:p text:style-name="P1">}</text:p>
      <text:p text:style-name="P19"/>
      <text:p text:style-name="P1">4. Dodanie nowego pola do template oraz funkcji js pokazującej i chowającej część formularza:</text:p>
      <text:p text:style-name="P19">shop/src/Application/ShopBundle/Resources/views/Order/checkout.html.twig</text:p>
      <text:p text:style-name="P1">&lt;script type="text/javascript"&gt;</text:p>
      <text:p text:style-name="P1">$(document).ready(function()</text:p>
      <text:p text:style-name="P1">{</text:p>
      <text:p text:style-name="P1">....</text:p>
      <text:p text:style-name="P4"><text:s text:c="4"/>$( "#application_shopbundle_checkout_different_shipping_address:checkbox" ).change(function() {</text:p>
      <text:p text:style-name="P4"/>
      <text:p text:style-name="P4"><text:s text:c="8"/>if ($(this).is(":checked")) {</text:p>
      <text:p text:style-name="P4"><text:s text:c="12"/>//$("#shipping-address").show(); <text:s text:c="3"/></text:p>
      <text:p text:style-name="P4"><text:s text:c="12"/>$("#shipping-address").removeClass().addClass("shipping-address-open");</text:p>
      <text:p text:style-name="P4"><text:s text:c="8"/>} else {</text:p>
      <text:p text:style-name="P4"><text:s text:c="12"/>//$("#shipping-address").hide();</text:p>
      <text:p text:style-name="P4"><text:s text:c="12"/>$("#shipping-address").removeClass().addClass("shipping-address-close");</text:p>
      <text:p text:style-name="P4"><text:s text:c="8"/>}</text:p>
      <text:p text:style-name="P4"/>
      <text:p text:style-name="P4"><text:s text:c="4"/>}).change();</text:p>
      <text:p text:style-name="P1"><text:s text:c="4"/></text:p>
      <text:p text:style-name="P1">});</text:p>
      <text:p text:style-name="P1">&lt;/script&gt;</text:p>
      <text:p text:style-name="P1"/>
      <text:p text:style-name="P1">......</text:p>
      <text:p text:style-name="P4"><text:s text:c="12"/>&lt;div class="form-group {% if form_errors(form.different_shipping_address) %} has-error {% endif %}"&gt;</text:p>
      <text:p text:style-name="P4"><text:s text:c="16"/>{# {{ form_label(form.different_shipping_address) }} #}</text:p>
      <text:p text:style-name="P4"><text:s text:c="16"/>{{ form_widget(form.different_shipping_address) }}</text:p>
      <text:p text:style-name="P4"><text:s text:c="16"/>{{ form_errors(form.different_shipping_address) }}</text:p>
      <text:p text:style-name="P4"><text:s text:c="12"/>&lt;/div&gt;</text:p>
      <text:p text:style-name="P4"><text:s text:c="12"/></text:p>
      <text:p text:style-name="P4"><text:s text:c="12"/>&lt;div id="shipping-address"&gt;</text:p>
      <text:p text:style-name="P1"><text:s text:c="12"/>&lt;h3&gt;&lt;i class="fa fa-truck"&gt;&lt;/i&gt; Shipping address&lt;/h3&gt;</text:p>
      <text:p text:style-name="P1"><text:soft-page-break/>5. Dodanie styli:</text:p>
      <text:p text:style-name="P19">shop/web/bundles/applicationshop/css/shop.css</text:p>
      <text:p text:style-name="P4">#shipping-address.shipping-address-close{</text:p>
      <text:p text:style-name="P4"><text:s text:c="4"/>display: none;</text:p>
      <text:p text:style-name="P4">}</text:p>
      <text:p text:style-name="P4"/>
      <text:p text:style-name="P2">Wyświetlenie strony Complete</text:p>
      <text:p text:style-name="P2"/>
      <text:p text:style-name="P1">1. Dodanie routingu</text:p>
      <text:p text:style-name="P15">src/Application/ShopBundle/Resources/config/routing/order.yml</text:p>
      <text:p text:style-name="P15">...</text:p>
      <text:p text:style-name="P11">application_order_checkout_complete:</text:p>
      <text:p text:style-name="P11"><text:s text:c="4"/>path: <text:s text:c="4"/>/{id}/complete</text:p>
      <text:p text:style-name="P11"><text:s text:c="4"/>defaults: { _controller: "ApplicationShopBundle:Order:complete" }</text:p>
      <text:p text:style-name="P11"/>
      <text:p text:style-name="P16">#do zrobienia w przyszłości templatki</text:p>
      <text:p text:style-name="P16">#application_order_show: #wyświetlanie wszystkich zamówień klienta </text:p>
      <text:p text:style-name="P16">#application_order_details: #wyświetlenie szczegółów zamówienia klienta</text:p>
      <text:p text:style-name="P15"/>
      <text:p text:style-name="P15">2. Wygaszenie sesji i przekierowanie na stronę w kontrolerze:</text:p>
      <text:p text:style-name="P18">src\Application\ShopBundle\Controller\OrderController.php</text:p>
      <text:p text:style-name="P1"><text:s text:c="4"/>public function createAction(Request $request)</text:p>
      <text:p text:style-name="P1"><text:s text:c="4"/>{</text:p>
      <text:p text:style-name="P1"><text:s text:c="8"/>$entity = new Transaction();</text:p>
      <text:p text:style-name="P1"><text:s text:c="8"/>$form = $this-&gt;createCreateForm($entity);</text:p>
      <text:p text:style-name="P1"><text:s text:c="8"/>$form-&gt;handleRequest($request);</text:p>
      <text:p text:style-name="P1"/>
      <text:p text:style-name="P1"><text:s text:c="8"/>if ($form-&gt;isValid()) {</text:p>
      <text:p text:style-name="P1"><text:s text:c="12"/>$em = $this-&gt;getDoctrine()-&gt;getManager();</text:p>
      <text:p text:style-name="P1"><text:s text:c="12"/></text:p>
      <text:p text:style-name="P1">....</text:p>
      <text:p text:style-name="P1"><text:s text:c="12"/></text:p>
      <text:p text:style-name="P1"><text:s text:c="12"/>$em-&gt;persist($entity);</text:p>
      <text:p text:style-name="P1"><text:s text:c="12"/>$em-&gt;flush();</text:p>
      <text:p text:style-name="P1"><text:s text:c="12"/></text:p>
      <text:p text:style-name="P4"><text:s text:c="12"/>$session-&gt;remove('product_cart');</text:p>
      <text:p text:style-name="P4"><text:s text:c="12"/>return $this-&gt;redirect($this-&gt;generateUrl('application_order_checkout_complete', array('id' =&gt; $entity-&gt;getId())));</text:p>
      <text:p text:style-name="P1"><text:s text:c="8"/>}</text:p>
      <text:p text:style-name="P1"><text:s text:c="8"/>return $this-&gt;render('ApplicationShopBundle:Order:checkout.html.twig', array(</text:p>
      <text:p text:style-name="P1"><text:s text:c="12"/>'entity' =&gt; $entity,</text:p>
      <text:p text:style-name="P1"><text:s text:c="12"/>'form' <text:s text:c="2"/>=&gt; $form-&gt;createView(),</text:p>
      <text:p text:style-name="P1"><text:s text:c="8"/>));</text:p>
      <text:p text:style-name="P1"><text:s text:c="4"/>}</text:p>
      <text:p text:style-name="P1"><text:s text:c="4"/></text:p>
      <text:p text:style-name="P1"><text:s text:c="4"/><text:span text:style-name="T2">public function completeAction($id)</text:span></text:p>
      <text:p text:style-name="P1"><text:s text:c="4"/>{</text:p>
      <text:p text:style-name="P1"><text:s text:c="8"/>$em = $this-&gt;getDoctrine()-&gt;getManager();</text:p>
      <text:p text:style-name="P1"/>
      <text:p text:style-name="P1"><text:s text:c="8"/>$entity = $em-&gt;getRepository('ApplicationShopBundle:Transaction')-&gt;find($id);</text:p>
      <text:p text:style-name="P1"/>
      <text:p text:style-name="P1"><text:s text:c="8"/>if (!$entity) {</text:p>
      <text:p text:style-name="P1"><text:s text:c="12"/>throw $this-&gt;createNotFoundException('Unable to find Transaction entity.');</text:p>
      <text:p text:style-name="P1"><text:s text:c="8"/>}</text:p>
      <text:p text:style-name="P1"><text:s text:c="8"/></text:p>
      <text:p text:style-name="P1"><text:s text:c="8"/>$repository = $em-&gt;getRepository('ApplicationShopBundle:Product');</text:p>
      <text:p text:style-name="P1"/>
      <text:p text:style-name="P1"><text:s text:c="8"/>$qb = $repository-&gt;createQueryBuilder('p')</text:p>
      <text:p text:style-name="P1"><text:s text:c="12"/>-&gt;add('select', 'p, pt, t')</text:p>
      <text:p text:style-name="P1"><text:s text:c="12"/>-&gt;leftJoin('p.transactions', 'pt')</text:p>
      <text:p text:style-name="P1"><text:s text:c="12"/>-&gt;leftJoin('pt.transaction', 't')</text:p>
      <text:p text:style-name="P1"><text:soft-page-break/><text:s text:c="12"/>-&gt;where('t.id = :transaction_id')</text:p>
      <text:p text:style-name="P1"><text:s text:c="12"/>-&gt;setParameter('transaction_id', $id);</text:p>
      <text:p text:style-name="P1"/>
      <text:p text:style-name="P1"><text:s text:c="8"/>$query = $qb-&gt;getQuery();</text:p>
      <text:p text:style-name="P1"><text:s text:c="8"/>$products = $query-&gt;getResult();</text:p>
      <text:p text:style-name="P1"><text:s text:c="8"/></text:p>
      <text:p text:style-name="P1"><text:s text:c="8"/>if (!$products) {</text:p>
      <text:p text:style-name="P1"><text:s text:c="12"/>throw $this-&gt;createNotFoundException('Unable to find Product entity.');</text:p>
      <text:p text:style-name="P1"><text:s text:c="8"/>}</text:p>
      <text:p text:style-name="P1"><text:s text:c="8"/></text:p>
      <text:p text:style-name="P1"><text:s text:c="8"/></text:p>
      <text:p text:style-name="P1"><text:s text:c="8"/>return $this-&gt;render('ApplicationShopBundle:Order:complete.html.twig', array(</text:p>
      <text:p text:style-name="P1"><text:s text:c="12"/>'entity' <text:s text:c="5"/>=&gt; $entity,</text:p>
      <text:p text:style-name="P1"><text:s text:c="12"/>'products' <text:s text:c="5"/>=&gt; $products,</text:p>
      <text:p text:style-name="P1"><text:s text:c="8"/>));</text:p>
      <text:p text:style-name="P1"><text:s text:c="4"/>}</text:p>
      <text:p text:style-name="P18"/>
      <text:p text:style-name="P15">3. Dodanie template:</text:p>
      <text:p text:style-name="P15">src/Application/ShopBundle/Resources/views/Order/<text:span text:style-name="T2">complete.html.twig</text:span></text:p>
      <text:p text:style-name="P11"/>
      <text:p text:style-name="P15">{% extends 'ApplicationShopBundle::layout.html.twig' %}</text:p>
      <text:p text:style-name="P15"/>
      <text:p text:style-name="P15">{% block title %}Cart{% endblock %}</text:p>
      <text:p text:style-name="P15">{% block stylesheets %}{% endblock %}</text:p>
      <text:p text:style-name="P15">{% block javascripts %}{% endblock %}</text:p>
      <text:p text:style-name="P15"/>
      <text:p text:style-name="P15">{% block body %}</text:p>
      <text:p text:style-name="P15">&lt;div class="container"&gt;</text:p>
      <text:p text:style-name="P15"><text:s text:c="4"/>&lt;div class="row"&gt; <text:s text:c="3"/></text:p>
      <text:p text:style-name="P15"><text:s text:c="4"/><text:tab/>&lt;div class="col-lg-12"&gt;</text:p>
      <text:p text:style-name="P15"><text:s text:c="4"/><text:tab/><text:tab/>&lt;div class="page-header"&gt;</text:p>
      <text:p text:style-name="P15"><text:s text:c="20"/>&lt;h2&gt;Order details&lt;/h2&gt;</text:p>
      <text:p text:style-name="P15"><text:s text:c="4"/><text:tab/><text:tab/>&lt;/div&gt;</text:p>
      <text:p text:style-name="P15"><text:s text:c="4"/><text:tab/><text:tab/>&lt;ul class="breadcrumb"&gt;</text:p>
      <text:p text:style-name="P15"><text:s text:c="16"/>&lt;li&gt;&lt;a href="{{ path('application_shop_start') }}"&gt;Start&lt;/a&gt;&lt;/li&gt;</text:p>
      <text:p text:style-name="P15"><text:s text:c="16"/>&lt;li class="active"&gt;Your order has been received&lt;/li&gt;</text:p>
      <text:p text:style-name="P15"><text:s text:c="12"/>&lt;/ul&gt;</text:p>
      <text:p text:style-name="P15"><text:s text:c="4"/><text:tab/>&lt;/div&gt;</text:p>
      <text:p text:style-name="P15"><text:s text:c="4"/>&lt;/div&gt;</text:p>
      <text:p text:style-name="P15">&lt;/div&gt;</text:p>
      <text:p text:style-name="P15"/>
      <text:p text:style-name="P15">&lt;div class="container"&gt;</text:p>
      <text:p text:style-name="P15"><text:s text:c="4"/>&lt;div class="row"&gt;</text:p>
      <text:p text:style-name="P15"><text:s text:c="8"/>&lt;div class="col-md-12 text-center"&gt;</text:p>
      <text:p text:style-name="P15"><text:s text:c="12"/>&lt;h3&gt;Congratulations! Your order has been successfully placed.&lt;/h3&gt;</text:p>
      <text:p text:style-name="P15"><text:s text:c="12"/>&lt;a class="btn btn-lg btn-default" href="{{ path('application_product') }}"&gt;Click here to continue shopping&lt;/a&gt;</text:p>
      <text:p text:style-name="P15"><text:s text:c="8"/>&lt;/div&gt;</text:p>
      <text:p text:style-name="P15"><text:s text:c="4"/>&lt;/div&gt;</text:p>
      <text:p text:style-name="P15">&lt;/div&gt;</text:p>
      <text:p text:style-name="P15"/>
      <text:p text:style-name="P15">&lt;div class="container"&gt;</text:p>
      <text:p text:style-name="P15"><text:s text:c="4"/>&lt;div class="row"&gt;</text:p>
      <text:p text:style-name="P15"><text:s text:c="8"/>&lt;div class="col-md-12"&gt;</text:p>
      <text:p text:style-name="P15"><text:s text:c="12"/>&lt;div class="page-header"&gt;</text:p>
      <text:p text:style-name="P15"><text:s text:c="16"/>&lt;h3&gt;Order {{ entity.id }} &lt;small&gt;({{ entity.createdat|date('Y-m-d H:i:s') }})&lt;/small&gt;</text:p>
      <text:p text:style-name="P15"><text:s text:c="20"/>&lt;small class="pull-right"&gt;Status: Open {{ entity.status }}&lt;/small&gt;</text:p>
      <text:p text:style-name="P15"><text:s text:c="16"/>&lt;/h3&gt;</text:p>
      <text:p text:style-name="P15"><text:s text:c="12"/>&lt;/div&gt;</text:p>
      <text:p text:style-name="P15"><text:s text:c="8"/>&lt;/div&gt;</text:p>
      <text:p text:style-name="P15"><text:s text:c="4"/>&lt;/div&gt;</text:p>
      <text:p text:style-name="P15"><text:s text:c="4"/>&lt;div class="row"&gt;</text:p>
      <text:p text:style-name="P15"><text:soft-page-break/><text:s text:c="8"/>&lt;div class="col-md-6"&gt;</text:p>
      <text:p text:style-name="P15"><text:s text:c="12"/>&lt;h4&gt;&lt;i class="fa fa-home"&gt;&lt;/i&gt; Billing address&lt;/h4&gt;</text:p>
      <text:p text:style-name="P15"><text:s text:c="12"/>{% if entity.company %}</text:p>
      <text:p text:style-name="P15"><text:s text:c="12"/>&lt;h5&gt;{{ entity.company }}&lt;/h5&gt;</text:p>
      <text:p text:style-name="P15"><text:s text:c="12"/>{% endif %}</text:p>
      <text:p text:style-name="P15"><text:s text:c="12"/>&lt;ul class="fa-ul"&gt;</text:p>
      <text:p text:style-name="P15"><text:s text:c="16"/>&lt;li&gt;&lt;i class="fa-li fa fa-user"&gt;&lt;/i&gt; {{ entity.billingFirstname }} {{ entity.billingLastname }}&lt;/li&gt;</text:p>
      <text:p text:style-name="P15"><text:s text:c="16"/>&lt;li&gt;&lt;i class="fa-li fa fa-envelope"&gt;&lt;/i&gt; {{ entity.email }}&lt;/li&gt;</text:p>
      <text:p text:style-name="P15"><text:s text:c="16"/>&lt;li&gt;&lt;i class="fa-li fa fa-map-marker"&gt;&lt;/i&gt;</text:p>
      <text:p text:style-name="P15"><text:s text:c="20"/>{{ entity.billingAddress }}&lt;br/&gt;</text:p>
      <text:p text:style-name="P15"><text:s text:c="20"/>{% if entity.billingAddress2 %}</text:p>
      <text:p text:style-name="P15"><text:s text:c="22"/>{{ entity.billingAddress2 }}&lt;br/&gt;</text:p>
      <text:p text:style-name="P15"><text:s text:c="20"/>{% endif %}</text:p>
      <text:p text:style-name="P15"><text:s text:c="20"/>{{ entity.billingZipcode }} {{ entity.billingCity }}&lt;br/&gt;</text:p>
      <text:p text:style-name="P15"><text:s text:c="20"/>{{ entity.billingCountry }}&lt;br/&gt;</text:p>
      <text:p text:style-name="P15"><text:s text:c="16"/>&lt;/li&gt;</text:p>
      <text:p text:style-name="P15"><text:s text:c="16"/>{% if entity.billingPhone %}</text:p>
      <text:p text:style-name="P15"><text:s text:c="18"/>&lt;li&gt;&lt;i class="fa-li fa fa-phone"&gt;&lt;/i&gt; {{ entity.billingPhone }}&lt;/li&gt;</text:p>
      <text:p text:style-name="P15"><text:s text:c="16"/>{% endif %}</text:p>
      <text:p text:style-name="P15"><text:s text:c="16"/>{% if entity.billingFax %}</text:p>
      <text:p text:style-name="P15"><text:s text:c="18"/>&lt;li&gt;&lt;i class="fa-li fa fa-fax"&gt;&lt;/i&gt; {{ entity.billingFax }}&lt;/li&gt;</text:p>
      <text:p text:style-name="P15"><text:s text:c="16"/>{% endif %}</text:p>
      <text:p text:style-name="P15"><text:s text:c="12"/>&lt;/ul&gt;</text:p>
      <text:p text:style-name="P15"><text:s text:c="8"/>&lt;/div&gt;</text:p>
      <text:p text:style-name="P15"><text:s text:c="8"/>&lt;div class="col-md-6"&gt;</text:p>
      <text:p text:style-name="P15"><text:s text:c="12"/>&lt;h4&gt;&lt;i class="fa fa-truck"&gt;&lt;/i&gt; Shipping address&lt;/h4&gt;</text:p>
      <text:p text:style-name="P15"><text:s text:c="12"/>&lt;ul class="fa-ul"&gt;</text:p>
      <text:p text:style-name="P15"><text:s text:c="16"/>&lt;li&gt;&lt;i class="fa-li fa fa-user"&gt;&lt;/i&gt;{{ entity.shippingFirstname }} {{ entity.shippingLastname }}&lt;/li&gt;</text:p>
      <text:p text:style-name="P15"><text:s text:c="16"/>&lt;li&gt;&lt;i class="fa-li fa fa-map-marker"&gt;&lt;/i&gt;</text:p>
      <text:p text:style-name="P15"><text:s text:c="20"/>{{ entity.shippingAddress }}&lt;br/&gt;</text:p>
      <text:p text:style-name="P15"><text:s text:c="20"/>{% if entity.shippingAddress2 %}</text:p>
      <text:p text:style-name="P15"><text:s text:c="22"/>{{ entity.shippingAddress2 }}&lt;br/&gt;</text:p>
      <text:p text:style-name="P15"><text:s text:c="20"/>{% endif %}</text:p>
      <text:p text:style-name="P15"><text:s text:c="20"/>{{ entity.shippingZipcode }} {{ entity.shippingCity }}&lt;br/&gt;</text:p>
      <text:p text:style-name="P15"><text:s text:c="20"/>{{ entity.shippingCountry }}&lt;br/&gt;</text:p>
      <text:p text:style-name="P15"><text:s text:c="16"/>&lt;/li&gt;</text:p>
      <text:p text:style-name="P15"><text:s text:c="16"/>{% if entity.shippingPhone %}</text:p>
      <text:p text:style-name="P15"><text:s text:c="18"/>&lt;li&gt;&lt;i class="fa-li fa fa-phone"&gt;&lt;/i&gt; {{ entity.shippingPhone }}&lt;/li&gt;</text:p>
      <text:p text:style-name="P15"><text:s text:c="16"/>{% endif %}</text:p>
      <text:p text:style-name="P15"><text:s text:c="16"/>{% if entity.shippingFax %}</text:p>
      <text:p text:style-name="P15"><text:s text:c="18"/>&lt;li&gt;&lt;i class="fa-li fa fa-fax"&gt;&lt;/i&gt; {{ entity.shippingFax }}&lt;/li&gt;</text:p>
      <text:p text:style-name="P15"><text:s text:c="16"/>{% endif %}</text:p>
      <text:p text:style-name="P15"><text:s text:c="12"/>&lt;/ul&gt;</text:p>
      <text:p text:style-name="P15"><text:s text:c="12"/>{# {{ entity.shippingaddress }} #}</text:p>
      <text:p text:style-name="P15"><text:s text:c="8"/>&lt;/div&gt;</text:p>
      <text:p text:style-name="P15"><text:s text:c="4"/>&lt;/div&gt;</text:p>
      <text:p text:style-name="P15"><text:s text:c="4"/>&lt;div class="row"&gt;</text:p>
      <text:p text:style-name="P15"><text:s text:c="8"/>&lt;div class="col-md-12"&gt;</text:p>
      <text:p text:style-name="P15"><text:s text:c="12"/>&lt;h4&gt;&lt;i class="fa fa-barcode"&gt;&lt;/i&gt; Products information&lt;/h4&gt;</text:p>
      <text:p text:style-name="P15"><text:s text:c="12"/>&lt;div class="table-responsive"&gt;</text:p>
      <text:p text:style-name="P15"><text:tab/> <text:s text:c="3"/><text:tab/>&lt;table class="table table-striped table-hover"&gt;</text:p>
      <text:p text:style-name="P15"><text:s text:c="20"/>&lt;thead&gt;</text:p>
      <text:p text:style-name="P15"><text:s text:c="24"/>&lt;tr&gt;</text:p>
      <text:p text:style-name="P15"><text:s text:c="28"/>&lt;th&gt;Product&lt;/th&gt;</text:p>
      <text:p text:style-name="P15"><text:s text:c="28"/>&lt;th&gt;Price&lt;/th&gt;</text:p>
      <text:p text:style-name="P15"><text:s text:c="28"/>&lt;th&gt;Quantity&lt;/th&gt;</text:p>
      <text:p text:style-name="P15"><text:s text:c="28"/>&lt;th&gt;Subtotal&lt;/th&gt;</text:p>
      <text:p text:style-name="P15"><text:tab/> <text:s text:c="3"/><text:tab/><text:tab/>&lt;/tr&gt;</text:p>
      <text:p text:style-name="P15"><text:s text:c="20"/>&lt;/thead&gt;</text:p>
      <text:p text:style-name="P15"><text:s text:c="20"/>&lt;tbody&gt;</text:p>
      <text:p text:style-name="P15"><text:s text:c="20"/>{% for product in products %}</text:p>
      <text:p text:style-name="P15"><text:s text:c="24"/>&lt;tr&gt;</text:p>
      <text:p text:style-name="P15"><text:s text:c="28"/>&lt;td&gt;&lt;a href="{{ path('application_product_show', { 'id': product.id, 'title': <text:soft-page-break/>product.titleslug }) }}"&gt;{{ product.title }}&lt;/a&gt;&lt;/td&gt;</text:p>
      <text:p text:style-name="P15"><text:s text:c="28"/>&lt;td&gt;{{ product.price|number_format(2, '.', ',') }} zł&lt;/td&gt;</text:p>
      <text:p text:style-name="P15"><text:s text:c="28"/>&lt;td&gt;</text:p>
      <text:p text:style-name="P15"><text:s text:c="28"/>{% set subtotal_product = null %}</text:p>
      <text:p text:style-name="P15"><text:s text:c="28"/>{% for pt in product.transactions %}</text:p>
      <text:p text:style-name="P15"><text:s text:c="32"/>{{ pt.quantity }}</text:p>
      <text:p text:style-name="P15"><text:s text:c="32"/>{% set subtotal_product = pt.quantity * product.price %}</text:p>
      <text:p text:style-name="P15"><text:s text:c="28"/>{% endfor %}</text:p>
      <text:p text:style-name="P15"><text:s text:c="28"/>&lt;/td&gt;</text:p>
      <text:p text:style-name="P15"><text:s text:c="28"/>&lt;td&gt;{{ subtotal_product|number_format(2, '.', ',') }} zł&lt;/td&gt;</text:p>
      <text:p text:style-name="P15"><text:tab/> <text:s text:c="3"/><text:tab/><text:tab/>&lt;/tr&gt;</text:p>
      <text:p text:style-name="P15"><text:s text:c="20"/>{% endfor %}</text:p>
      <text:p text:style-name="P15"><text:s text:c="20"/>&lt;/tbody&gt;</text:p>
      <text:p text:style-name="P15"><text:s text:c="20"/>&lt;tfoot&gt;</text:p>
      <text:p text:style-name="P15"><text:s text:c="24"/>&lt;tr class="success"&gt;</text:p>
      <text:p text:style-name="P15"><text:s text:c="28"/>&lt;th colspan="3" class="text-right"&gt;Subtotal&lt;/th&gt;</text:p>
      <text:p text:style-name="P15"><text:s text:c="28"/>&lt;th colspan="1"&gt;{{ entity.subtotal|number_format(2, '.', ',') }} zł&lt;/th&gt;</text:p>
      <text:p text:style-name="P15"><text:tab/> <text:s text:c="3"/><text:tab/><text:tab/>&lt;/tr&gt;</text:p>
      <text:p text:style-name="P15"><text:s text:c="20"/>&lt;/tfoot&gt;</text:p>
      <text:p text:style-name="P15"><text:s text:c="16"/>&lt;/table&gt;</text:p>
      <text:p text:style-name="P15"><text:s text:c="12"/>&lt;/div&gt;</text:p>
      <text:p text:style-name="P15"><text:s text:c="8"/>&lt;/div&gt;</text:p>
      <text:p text:style-name="P15"><text:s text:c="4"/>&lt;/div&gt;</text:p>
      <text:p text:style-name="P15"><text:s text:c="4"/>&lt;div class="row"&gt;</text:p>
      <text:p text:style-name="P15"><text:s text:c="8"/>&lt;div class="col-md-6"&gt;</text:p>
      <text:p text:style-name="P15"><text:s text:c="12"/>&lt;h4&gt;&lt;i class="fa fa-money"&gt;&lt;/i&gt; Payment method&lt;/h4&gt;</text:p>
      <text:p text:style-name="P15"><text:s text:c="12"/>&lt;p&gt;{{ entity.paymentMethod }}&lt;/p&gt;</text:p>
      <text:p text:style-name="P15"><text:s text:c="12"/></text:p>
      <text:p text:style-name="P15"><text:s text:c="12"/>&lt;h4&gt;&lt;i class="fa fa-truck"&gt;&lt;/i&gt; Shipping method&lt;/h4&gt;</text:p>
      <text:p text:style-name="P15"><text:s text:c="12"/>&lt;p&gt;{{ entity.shippingMethod }}&lt;/p&gt;</text:p>
      <text:p text:style-name="P15"><text:s text:c="8"/>&lt;/div&gt;</text:p>
      <text:p text:style-name="P15"><text:s text:c="8"/>&lt;div class="col-md-6"&gt;</text:p>
      <text:p text:style-name="P15"><text:s text:c="12"/>&lt;h4&gt;Summary&lt;/h4&gt;</text:p>
      <text:p text:style-name="P15"><text:s text:c="12"/>&lt;div class="table-responsive"&gt;</text:p>
      <text:p text:style-name="P15"><text:s text:c="16"/>&lt;table class="table"&gt;</text:p>
      <text:p text:style-name="P15"><text:s text:c="20"/>&lt;tbody&gt;</text:p>
      <text:p text:style-name="P15"><text:s text:c="24"/>&lt;tr&gt;</text:p>
      <text:p text:style-name="P15"><text:s text:c="28"/>&lt;th&gt;Subtotal:&lt;/th&gt;</text:p>
      <text:p text:style-name="P15"><text:s text:c="28"/>&lt;td&gt;{{ entity.subtotal|number_format(2, '.', ',') }} zł&lt;/td&gt;</text:p>
      <text:p text:style-name="P15"><text:s text:c="24"/>&lt;/tr&gt;</text:p>
      <text:p text:style-name="P15"><text:s text:c="24"/>&lt;tr&gt;</text:p>
      <text:p text:style-name="P15"><text:s text:c="28"/>&lt;th&gt;Shipping cost:&lt;/th&gt; </text:p>
      <text:p text:style-name="P15"><text:s text:c="28"/>&lt;td&gt;{{ entity.shippingCost|number_format(2, '.', ',') }} zł&lt;/td&gt;</text:p>
      <text:p text:style-name="P15"><text:s text:c="24"/>&lt;/tr&gt;</text:p>
      <text:p text:style-name="P15"><text:s text:c="24"/>&lt;tr class="success"&gt;</text:p>
      <text:p text:style-name="P15"><text:s text:c="28"/>&lt;th&gt;Total cost:&lt;/th&gt; </text:p>
      <text:p text:style-name="P15"><text:s text:c="28"/>&lt;th&gt;{{ entity.total|number_format(2, '.', ',') }} zł&lt;/th&gt;</text:p>
      <text:p text:style-name="P15"><text:s text:c="24"/>&lt;/tr&gt;</text:p>
      <text:p text:style-name="P15"><text:s text:c="20"/>&lt;/tbody&gt;</text:p>
      <text:p text:style-name="P15"><text:s text:c="16"/>&lt;/table&gt;</text:p>
      <text:p text:style-name="P15"><text:s text:c="12"/>&lt;/div&gt;</text:p>
      <text:p text:style-name="P15"><text:s text:c="8"/>&lt;/div&gt;</text:p>
      <text:p text:style-name="P15"><text:s text:c="4"/>&lt;/div&gt;</text:p>
      <text:p text:style-name="P15"><text:s text:c="4"/>&lt;div class="row"&gt;</text:p>
      <text:p text:style-name="P15"><text:s text:c="8"/>&lt;div class="col-md-12"&gt;</text:p>
      <text:p text:style-name="P15"><text:s text:c="12"/>&lt;a class="btn btn-default" href="#"&gt;&lt;i class="fa fa-print"&gt;&lt;/i&gt; Print invoice&lt;/a&gt;</text:p>
      <text:p text:style-name="P15"><text:s text:c="12"/>&lt;a class="btn btn-default" href="#"&gt;&lt;i class="fa fa-file-pdf-o"&gt;&lt;/i&gt; Print invoice (pdf)&lt;/a&gt;</text:p>
      <text:p text:style-name="P15"><text:s text:c="8"/>&lt;/div&gt;</text:p>
      <text:p text:style-name="P15"><text:s text:c="4"/>&lt;/div&gt;</text:p>
      <text:p text:style-name="P15">&lt;/div&gt;</text:p>
      <text:p text:style-name="P15">{% endblock %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Gothic" svg:font-family="'MS PGothic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er" style:next-style-name="Text_20_body" style:default-outline-level="1" style:list-style-name="" style:class="text">
      <style:text-properties style:font-name="Times New Roman" fo:font-size="24pt" fo:font-weight="bold" style:font-name-asian="MS PMincho" style:font-size-asian="24pt" style:font-weight-asian="bold" style:font-name-complex="Tahoma" style:font-size-complex="2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4H30M36S</meta:editing-duration>
    <meta:editing-cycles>95</meta:editing-cycles>
    <meta:generator>OpenOffice.org/3.3$Win32 OpenOffice.org_project/330m20$Build-9567</meta:generator>
    <dc:date>2015-11-27T14:17:02.25</dc:date>
    <dc:creator>szymon idczak</dc:creator>
    <meta:document-statistic meta:table-count="0" meta:image-count="0" meta:object-count="0" meta:page-count="22" meta:paragraph-count="1226" meta:word-count="3441" meta:character-count="48661"/>
    <meta:user-defined meta:name="Info 1"/>
    <meta:user-defined meta:name="Info 2"/>
    <meta:user-defined meta:name="Info 3"/>
    <meta:user-defined meta:name="Info 4"/>
  </office:meta>
</office:document-meta>
</file>